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209in"/>
    </style:style>
    <style:style style:name="co2" style:family="table-column">
      <style:table-column-properties fo:break-before="auto" style:column-width="3.1339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2.822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2.2335in"/>
    </style:style>
    <style:style style:name="co10" style:family="table-column">
      <style:table-column-properties fo:break-before="auto" style:column-width="4.7311in"/>
    </style:style>
    <style:style style:name="co11" style:family="table-column">
      <style:table-column-properties fo:break-before="auto" style:column-width="1.7402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61141"/>
    </style:style>
    <style:style style:name="ce3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7April final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Bowling Green, KY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Veale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donnaveale@berryplastics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http://www.linkedin.com/in/donna-veale-a0244659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Bowling Green, KY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Demers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katiedemers@berryglobal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http://www.linkedin.com/in/katie-ann-demers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Bowling Green, KY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Latonya</text:p>
          </table:table-cell>
          <table:table-cell office:value-type="string" calcext:value-type="string">
            <text:p>Webber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latonyawebber@berryplastics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http://www.linkedin.com/in/latonya-webber-a3718719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Bowling Green, KY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eibert</text:p>
          </table:table-cell>
          <table:table-cell office:value-type="string" calcext:value-type="string">
            <text:p>Berry Global, Inc.</text:p>
          </table:table-cell>
          <table:table-cell office:value-type="string" calcext:value-type="string">
            <text:p>samanthaseibert@berryglobal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http://www.linkedin.com/in/samantha-seibert-171015a8</text:p>
          </table:table-cell>
          <table:table-cell office:value-type="string" calcext:value-type="string">
            <text:p>http://www.berryglobal.com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Hanners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jenna.hanners@fmr.com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jenna-hanners-29413995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Baynes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kathy.baynes@fmr.com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thy-baynes-470aa23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Methu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Korey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korey.hamel@fmr.com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orey-hamel-0b113780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suzanne.lambert@fidelity.com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uzanne-lambert-phr-9b61665b</text:p>
          </table:table-cell>
          <table:table-cell office:value-type="string" calcext:value-type="string">
            <text:p>http://www.fidelity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Specialist</text:p>
          </table:table-cell>
          <table:table-cell office:value-type="string" calcext:value-type="string">
            <text:p>Four Roses Distillery</text:p>
          </table:table-cell>
          <table:table-cell office:value-type="string" calcext:value-type="string">
            <text:p>Coxs Creek, KY</text:p>
          </table:table-cell>
          <table:table-cell office:value-type="string" calcext:value-type="string">
            <text:p>http://www.fourrosesbourbon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Emery</text:p>
          </table:table-cell>
          <table:table-cell office:value-type="string" calcext:value-type="string">
            <text:p>Four Roses Distillery</text:p>
          </table:table-cell>
          <table:table-cell office:value-type="string" calcext:value-type="string">
            <text:p>cemery@fourrosesbourbon.c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courtneyemerymba</text:p>
          </table:table-cell>
          <table:table-cell office:value-type="string" calcext:value-type="string">
            <text:p>http://www.fourrosesbourbon.com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Elizabethtown, KY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cheetz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bscheetz@hendrickson-intl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barbara-scheetz-b5a45821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Elizabethtown, KY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ddecker@hendrickson-intl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david-decker-sphr-gphr-333015a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Elizabethtown, KY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dmartinez@hendrickson-intl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daniel-martinez-mba-shrm-scp-45781410b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North 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Elizabethtown, KY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Diantonio</text:p>
          </table:table-cell>
          <table:table-cell office:value-type="string" calcext:value-type="string">
            <text:p>Hendrickson</text:p>
          </table:table-cell>
          <table:table-cell office:value-type="string" calcext:value-type="string">
            <text:p>lgrove@hendrickson-intl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laurenmdiantonio</text:p>
          </table:table-cell>
          <table:table-cell office:value-type="string" calcext:value-type="string">
            <text:p>http://www.hendrickson-intl.com</text:p>
          </table:table-cell>
          <table:table-cell office:value-type="string" calcext:value-type="string">
            <text:p>North 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LGM Pharma</text:p>
          </table:table-cell>
          <table:table-cell office:value-type="string" calcext:value-type="string">
            <text:p>Erlanger, KY</text:p>
          </table:table-cell>
          <table:table-cell office:value-type="string" calcext:value-type="string">
            <text:p>http://www.lgmpharma.com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Eastwood</text:p>
          </table:table-cell>
          <table:table-cell office:value-type="string" calcext:value-type="string">
            <text:p>LGM Pharma</text:p>
          </table:table-cell>
          <table:table-cell office:value-type="string" calcext:value-type="string">
            <text:p>jenifer.eastwood@lgmpharma.co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jeneastwood</text:p>
          </table:table-cell>
          <table:table-cell office:value-type="string" calcext:value-type="string">
            <text:p>http://www.lgmpharma.com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Flemingsburg, KY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Dayna</text:p>
          </table:table-cell>
          <table:table-cell office:value-type="string" calcext:value-type="string">
            <text:p>Demarest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dayna.demarest@ambeeng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dldemarest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Flemingsburg, KY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Eskelinen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emma.eskelinen@ambeeng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emma-eskelinen-09a7b0194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Flemingsburg, KY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emma.harman@ambeeng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emma-harman-09a7b0194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Flemingsburg, KY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Hrithik</text:p>
          </table:table-cell>
          <table:table-cell office:value-type="string" calcext:value-type="string">
            <text:p>Poojara</text:p>
          </table:table-cell>
          <table:table-cell office:value-type="string" calcext:value-type="string">
            <text:p>AMBE Engineering LLC</text:p>
          </table:table-cell>
          <table:table-cell office:value-type="string" calcext:value-type="string">
            <text:p>hrithik.poojara@ambeeng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hrithik-poojara-99b916159</text:p>
          </table:table-cell>
          <table:table-cell office:value-type="string" calcext:value-type="string">
            <text:p>http://www.ambeeng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Specialist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Florence, KY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Vangordon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alicia.vangordon@gxo.com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alicia-vangordon-phr-12759a8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pecialist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Florence, KY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Clarit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clarita.rossi@gxo.com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clarita-rossi-a2970a66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pecialist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Florence, KY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rbelaez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jorge.arbelaez@gxo.com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orge-arbelaez-b5096952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pecialist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Florence, KY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XO Logistics, Inc.</text:p>
          </table:table-cell>
          <table:table-cell office:value-type="string" calcext:value-type="string">
            <text:p>laurel.brunswick@gxo.com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laurelbrunswick</text:p>
          </table:table-cell>
          <table:table-cell office:value-type="string" calcext:value-type="string">
            <text:p>http://www.gxo.com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 Accessibility Coordinator/Developer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eroski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jgeroski@fahrenheitit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ake-geroski-439890153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eb Accessibility Coordinator/Developer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josh.arnold@bradfordandgalt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rnoljs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eb Accessibility Coordinator/Developer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Franty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nfranty@ettaingroup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nickfranty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eb Accessibility Coordinator/Developer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roce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nick.croce@ettaingroup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nickcroce</text:p>
          </table:table-cell>
          <table:table-cell office:value-type="string" calcext:value-type="string">
            <text:p>http://www.ettaingroup.com</text:p>
          </table:table-cell>
          <table:table-cell office:value-type="string" calcext:value-type="string">
            <text:p>Doyles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Lead <text:s/>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Chantel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chantel_broeker@ryder.com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chantel-broeker-7845019b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Keystone Height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Lead <text:s/>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d_smith@ryder.com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deborah-smith-317798113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Paragould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Lead <text:s/>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Matheu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maribel_matheu@ryder.com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maribel-matheu-50850751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Mante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Lead <text:s/>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Sheryll</text:p>
          </table:table-cell>
          <table:table-cell office:value-type="string" calcext:value-type="string">
            <text:p>Broznowicz</text:p>
          </table:table-cell>
          <table:table-cell office:value-type="string" calcext:value-type="string">
            <text:p>Ryder System, Inc.</text:p>
          </table:table-cell>
          <table:table-cell office:value-type="string" calcext:value-type="string">
            <text:p>sbroznow@ryder.com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sheryll-broznowicz-92626038</text:p>
          </table:table-cell>
          <table:table-cell office:value-type="string" calcext:value-type="string">
            <text:p>http://www.ryder.com</text:p>
          </table:table-cell>
          <table:table-cell office:value-type="string" calcext:value-type="string">
            <text:p>Glen Burni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lesha</text:p>
          </table:table-cell>
          <table:table-cell office:value-type="string" calcext:value-type="string">
            <text:p>Filiatraul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filiatrault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esha-filiatrault-b6a32611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Sun Prair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nisa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hussain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isaakh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jaykumar</text:p>
          </table:table-cell>
          <table:table-cell office:value-type="string" calcext:value-type="string">
            <text:p>Ilapakurthi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ilapakurthi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jaykumar-ilapakurthi-0622611b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nil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il-kumar-462b2757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ing Technician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ccampbell@gta.job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cheryl-campbell-a5128630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ing Technician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Darianne</text:p>
          </table:table-cell>
          <table:table-cell office:value-type="string" calcext:value-type="string">
            <text:p>Kirksey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dkirksey@gta.job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darianne-kirksey-879161144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ing Technician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Boroniec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jboroniec@gta.job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oann-boroniec-957a70a5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Allen Par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ing Technician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Pagel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jpagel@gtaprofessionals.c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ake-pagel-3548a5114</text:p>
          </table:table-cell>
          <table:table-cell office:value-type="string" calcext:value-type="string">
            <text:p>http://www.gtaprofessionals.com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Hebron, KY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Westfall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cw1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caitlyn-westfall-060730163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Hebron, KY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ge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greg-evans-11a26581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Hebron, KY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Laratta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gl2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gina-laratt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Hebron, KY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mr2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ryanmaria1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Bay Cit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eBlu Solutions</text:p>
          </table:table-cell>
          <table:table-cell office:value-type="string" calcext:value-type="string">
            <text:p>Frankfort, KY</text:p>
          </table:table-cell>
          <table:table-cell office:value-type="string" calcext:value-type="string">
            <text:p>http://www.eblusolutions.com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eBlu Solutions</text:p>
          </table:table-cell>
          <table:table-cell office:value-type="string" calcext:value-type="string">
            <text:p>shellie.simms@eblusolutions.c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hellie-simms-75aa55100</text:p>
          </table:table-cell>
          <table:table-cell office:value-type="string" calcext:value-type="string">
            <text:p>http://www.eblusolutions.com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dolly.mills@ingeniumtalent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dolly-mills-547a9889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john.evans@ingeniumtalent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ohn-evans-csc-5b466382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Kaiti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kaitie.clark@ingeniumtalent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kaitie-clark-11350860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Mudd</text:p>
          </table:table-cell>
          <table:table-cell office:value-type="string" calcext:value-type="string">
            <text:p>Ingenium Talent</text:p>
          </table:table-cell>
          <table:table-cell office:value-type="string" calcext:value-type="string">
            <text:p>kit.mudd@ingeniumtalent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kit-mudd-408021b</text:p>
          </table:table-cell>
          <table:table-cell office:value-type="string" calcext:value-type="string">
            <text:p>http://www.ingeniumtalent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Lead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http://www.leidos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Gorden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gordenm@leidos.com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egan-gorden-17830911</text:p>
          </table:table-cell>
          <table:table-cell office:value-type="string" calcext:value-type="string">
            <text:p>http://www.leidos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erit Consulting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ameritconsulting.com</text:p>
          </table:table-cell>
          <table:table-cell office:value-type="string" calcext:value-type="string">
            <text:p>Gurchar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merit Consulting</text:p>
          </table:table-cell>
          <table:table-cell office:value-type="string" calcext:value-type="string">
            <text:p>gsingh@ameritconsulting.co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gurcharan-pal-singh-31717210a</text:p>
          </table:table-cell>
          <table:table-cell office:value-type="string" calcext:value-type="string">
            <text:p>http://www.ameritconsulting.com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Amerit Consulting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ameritconsulting.com</text:p>
          </table:table-cell>
          <table:table-cell office:value-type="string" calcext:value-type="string">
            <text:p>Sajag</text:p>
          </table:table-cell>
          <table:table-cell office:value-type="string" calcext:value-type="string">
            <text:p>Bhardwaj</text:p>
          </table:table-cell>
          <table:table-cell office:value-type="string" calcext:value-type="string">
            <text:p>Amerit Consulting</text:p>
          </table:table-cell>
          <table:table-cell office:value-type="string" calcext:value-type="string">
            <text:p>sbhardwaj@ameritconsulting.co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ajagbhardwaj</text:p>
          </table:table-cell>
          <table:table-cell office:value-type="string" calcext:value-type="string">
            <text:p>http://www.ameritconsulting.com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Farihah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fholland@bastiansolution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farihah-holland-us-citizen-19029915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jimmy.martinez@esysautomation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immy-martinez-a24b3693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Ferndal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tooksbury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jstooksbury@bastiansolution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eff-stooksbury-34393b114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lfin</text:p>
          </table:table-cell>
          <table:table-cell office:value-type="string" calcext:value-type="string">
            <text:p>Bastian Solutions</text:p>
          </table:table-cell>
          <table:table-cell office:value-type="string" calcext:value-type="string">
            <text:p>nchalfin@bastiansolution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nick-chalfin-a7311310a</text:p>
          </table:table-cell>
          <table:table-cell office:value-type="string" calcext:value-type="string">
            <text:p>http://www.bastiansolutions.com</text:p>
          </table:table-cell>
          <table:table-cell office:value-type="string" calcext:value-type="string">
            <text:p>Whitestow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Back End Troubleshoot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ashley.beard@brightspringhealth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ashley-beard-92767b11b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diane.zamora@brightspringhealth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diane-zamora-889332115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ethington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jennifer.wethington@brightspringhealth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jennifer-wethington-95a28150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Rayman</text:p>
          </table:table-cell>
          <table:table-cell office:value-type="string" calcext:value-type="string">
            <text:p>BrightSpring Health Services</text:p>
          </table:table-cell>
          <table:table-cell office:value-type="string" calcext:value-type="string">
            <text:p>leia.rayman@brightspringhealth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eia-rayman-23b6741ba</text:p>
          </table:table-cell>
          <table:table-cell office:value-type="string" calcext:value-type="string">
            <text:p>http://www.brightspringhealth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a.k@diverselynx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-k-94005955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Prajapati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manoj@diverselynx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noj-prajapati-b429a96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Milin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milin.joshi@diverselynx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ilin-joshi-0901a6182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Mohit</text:p>
          </table:table-cell>
          <table:table-cell office:value-type="string" calcext:value-type="string">
            <text:p>Gautam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mohit.gautam@diverselynx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ohitkumargautam</text:p>
          </table:table-cell>
          <table:table-cell office:value-type="string" calcext:value-type="string">
            <text:p>http://www.diverselynx.com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katalysthls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lisa@katalysthls.c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lisa-greene-b87630166</text:p>
          </table:table-cell>
          <table:table-cell office:value-type="string" calcext:value-type="string">
            <text:p>http://www.katalysthl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katalysthls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susan@katalysthls.c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susan-katalyst-hls-1b568a177</text:p>
          </table:table-cell>
          <table:table-cell office:value-type="string" calcext:value-type="string">
            <text:p>http://www.katalysthl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katalysthls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susan@katalysthls.c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susan-shah-1b568a177</text:p>
          </table:table-cell>
          <table:table-cell office:value-type="string" calcext:value-type="string">
            <text:p>http://www.katalysthl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katalysthls.com</text:p>
          </table:table-cell>
          <table:table-cell office:value-type="string" calcext:value-type="string">
            <text:p>Vani</text:p>
          </table:table-cell>
          <table:table-cell office:value-type="string" calcext:value-type="string">
            <text:p>Katalysthls</text:p>
          </table:table-cell>
          <table:table-cell office:value-type="string" calcext:value-type="string">
            <text:p>Katalyst HealthCares &amp; Life Sciences</text:p>
          </table:table-cell>
          <table:table-cell office:value-type="string" calcext:value-type="string">
            <text:p>vani@katalysthls.c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vani-katalysthls-9b08091ba</text:p>
          </table:table-cell>
          <table:table-cell office:value-type="string" calcext:value-type="string">
            <text:p>http://www.katalysthls.com</text:p>
          </table:table-cell>
          <table:table-cell office:value-type="string" calcext:value-type="string">
            <text:p>South Plainfiel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Tester</text:p>
          </table:table-cell>
          <table:table-cell office:value-type="string" calcext:value-type="string">
            <text:p>Kforce Inc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kforce.co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Kforce Inc</text:p>
          </table:table-cell>
          <table:table-cell office:value-type="string" calcext:value-type="string">
            <text:p>jhale@kforce.com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ordan-hale-86b328191</text:p>
          </table:table-cell>
          <table:table-cell office:value-type="string" calcext:value-type="string">
            <text:p>http://www.kforce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ist, Quality Engineer - NAS Project Test Lead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bennj3@nationwide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jeanne-mccaffrey-bennett-0b67141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Canal Ful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cialist, Quality Engineer - NAS Project Test Lead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eil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heill@nationwide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linda-heil-390b191b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cialist, Quality Engineer - NAS Project Test Lead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lasiman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larry.blasiman@nationwide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larry-blasiman-2b447a8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cialist, Quality Engineer - NAS Project Test Lead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marion.logan@nationwide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arion-logan-803048169</text:p>
          </table:table-cell>
          <table:table-cell office:value-type="string" calcext:value-type="string">
            <text:p>http://www.nationwide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Rauch &amp; Associat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rauchassociates.com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Canubas</text:p>
          </table:table-cell>
          <table:table-cell office:value-type="string" calcext:value-type="string">
            <text:p>Rauch &amp; Associates</text:p>
          </table:table-cell>
          <table:table-cell office:value-type="string" calcext:value-type="string">
            <text:p>micah@teamrauch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micah-canubas-354842204</text:p>
          </table:table-cell>
          <table:table-cell office:value-type="string" calcext:value-type="string">
            <text:p>http://www.rauchassociates.com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ineer QA</text:p>
          </table:table-cell>
          <table:table-cell office:value-type="string" calcext:value-type="string">
            <text:p>Symmetry Surgical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symmetrysurgical.com</text:p>
          </table:table-cell>
          <table:table-cell office:value-type="string" calcext:value-type="string">
            <text:p>Charla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Symmetry Surgical</text:p>
          </table:table-cell>
          <table:table-cell office:value-type="string" calcext:value-type="string">
            <text:p>charla.lang@symmetrysurgical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charla-lang-38569411b</text:p>
          </table:table-cell>
          <table:table-cell office:value-type="string" calcext:value-type="string">
            <text:p>http://www.symmetrysurgical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ineer QA</text:p>
          </table:table-cell>
          <table:table-cell office:value-type="string" calcext:value-type="string">
            <text:p>Symmetry Surgical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symmetrysurgical.com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Grote</text:p>
          </table:table-cell>
          <table:table-cell office:value-type="string" calcext:value-type="string">
            <text:p>Symmetry Surgical</text:p>
          </table:table-cell>
          <table:table-cell office:value-type="string" calcext:value-type="string">
            <text:p>silvia.grote@symmetrysurgical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silvia-grote-7a884b115</text:p>
          </table:table-cell>
          <table:table-cell office:value-type="string" calcext:value-type="string">
            <text:p>http://www.symmetrysurgical.com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Professional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arnsworth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andrew.farnsworth@talaristx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andrew-farnsworth-2b7109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Professional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nicole.bridges@talaristx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nicole-bridges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Professional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Purdy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rick.purdy@talaristx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rickpurdy1</text:p>
          </table:table-cell>
          <table:table-cell office:value-type="string" calcext:value-type="string">
            <text:p>http://www.talaristx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Teasdale Latin Food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asdalelatinfoods.com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Teasdale Latin Foods</text:p>
          </table:table-cell>
          <table:table-cell office:value-type="string" calcext:value-type="string">
            <text:p>cflores@rudystortilla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carmen-flores-8b967931</text:p>
          </table:table-cell>
          <table:table-cell office:value-type="string" calcext:value-type="string">
            <text:p>http://www.teasdalelatinfoods.com</text:p>
          </table:table-cell>
          <table:table-cell office:value-type="string" calcext:value-type="string">
            <text:p>Grand Prairi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Teasdale Latin Food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asdalelatinfoods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ackett</text:p>
          </table:table-cell>
          <table:table-cell office:value-type="string" calcext:value-type="string">
            <text:p>Teasdale Latin Foods</text:p>
          </table:table-cell>
          <table:table-cell office:value-type="string" calcext:value-type="string">
            <text:p>chris.tackett@teasdalefood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christopher-tackett-957415b</text:p>
          </table:table-cell>
          <table:table-cell office:value-type="string" calcext:value-type="string">
            <text:p>http://www.teasdalelatinfoods.com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ssibility Tester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Durga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durga.prasad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durga-prasad-mishra-a09513a8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Piscataway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cessibility Tester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maribel.perez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maribel-perez-81322475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cessibility Tester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Rehan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mohd.rehan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mohd-rehan-a29a7215a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Piscataway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cessibility Tester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rajat.mishra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rajat-mishra-89587a137</text:p>
          </table:table-cell>
          <table:table-cell office:value-type="string" calcext:value-type="string">
            <text:p>http://www.tekfortune.com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Taylor Mill, KY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An-Denise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acarter@sterling-engineering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andenisecarter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Taylor Mill, KY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aramos@sterling-engineering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abraham-ramos-bb5502134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Taylor Mill, KY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ocek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jbocek@sterling-engineering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joshua-bocek-0077241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Taylor Mill, KY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terling Engineering</text:p>
          </table:table-cell>
          <table:table-cell office:value-type="string" calcext:value-type="string">
            <text:p>jrobinson@sterling-engineering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jrobinson4</text:p>
          </table:table-cell>
          <table:table-cell office:value-type="string" calcext:value-type="string">
            <text:p>http://www.sterling-engineering.com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1010da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1010data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1010data</text:p>
          </table:table-cell>
          <table:table-cell office:value-type="string" calcext:value-type="string">
            <text:p>laura.mitchell@1010data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aura-mitchell-52a27a81</text:p>
          </table:table-cell>
          <table:table-cell office:value-type="string" calcext:value-type="string">
            <text:p>http://www.1010data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1010da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1010data.com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Weiser</text:p>
          </table:table-cell>
          <table:table-cell office:value-type="string" calcext:value-type="string">
            <text:p>1010data</text:p>
          </table:table-cell>
          <table:table-cell office:value-type="string" calcext:value-type="string">
            <text:p>stu.weiser@1010data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uweiser</text:p>
          </table:table-cell>
          <table:table-cell office:value-type="string" calcext:value-type="string">
            <text:p>http://www.1010data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scalations Engineer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laurie.schmidt@ableto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ntal health care</text:p>
          </table:table-cell>
          <table:table-cell office:value-type="string" calcext:value-type="string">
            <text:p>http://www.linkedin.com/in/laurienelsonphr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Escalations Engineer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Shatanya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shatanya.willis@ableto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ntal health care</text:p>
          </table:table-cell>
          <table:table-cell office:value-type="string" calcext:value-type="string">
            <text:p>http://www.linkedin.com/in/smwillis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Escalations Engineer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Shawneen</text:p>
          </table:table-cell>
          <table:table-cell office:value-type="string" calcext:value-type="string">
            <text:p>Tolbert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shawneen.tolbert@ableto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ntal health care</text:p>
          </table:table-cell>
          <table:table-cell office:value-type="string" calcext:value-type="string">
            <text:p>http://www.linkedin.com/in/shawneen-tolbert-54855295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Escalations Engineer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egal</text:p>
          </table:table-cell>
          <table:table-cell office:value-type="string" calcext:value-type="string">
            <text:p>AbleTo Inc.</text:p>
          </table:table-cell>
          <table:table-cell office:value-type="string" calcext:value-type="string">
            <text:p>tyler.segal@ableto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ntal health care</text:p>
          </table:table-cell>
          <table:table-cell office:value-type="string" calcext:value-type="string">
            <text:p>http://www.linkedin.com/in/tyler-segal-00ab51115</text:p>
          </table:table-cell>
          <table:table-cell office:value-type="string" calcext:value-type="string">
            <text:p>http://www.ableto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ACA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ams.org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Lumani</text:p>
          </table:table-cell>
          <table:table-cell office:value-type="string" calcext:value-type="string">
            <text:p>ACAMS</text:p>
          </table:table-cell>
          <table:table-cell office:value-type="string" calcext:value-type="string">
            <text:p>blumani@acams.or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bill-lumani-6564447</text:p>
          </table:table-cell>
          <table:table-cell office:value-type="string" calcext:value-type="string">
            <text:p>http://www.acams.or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End Engineer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Bagas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kirk.bagas@acoustic.co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irk-saint-bagas-35b7b41b6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 End Engineer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Domoy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kirsten.domoy@acoustic.co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irsten-domoy-70592a3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 End Engineer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sherry.worth@acoustic.co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herry-worth-598a65136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 End Engineer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stephanie.wallace@acoustic.co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tephaniewallace12</text:p>
          </table:table-cell>
          <table:table-cell office:value-type="string" calcext:value-type="string">
            <text:p>http://www.acoustic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QA Automation Engineer</text:p>
          </table:table-cell>
          <table:table-cell office:value-type="string" calcext:value-type="string">
            <text:p>Acu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uant.com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Dimaculangan</text:p>
          </table:table-cell>
          <table:table-cell office:value-type="string" calcext:value-type="string">
            <text:p>Acuant</text:p>
          </table:table-cell>
          <table:table-cell office:value-type="string" calcext:value-type="string">
            <text:p>ldimaculangan@acuantcorp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uz-dimaculangan-0318</text:p>
          </table:table-cell>
          <table:table-cell office:value-type="string" calcext:value-type="string">
            <text:p>http://www.acuant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QA Automation Engineer</text:p>
          </table:table-cell>
          <table:table-cell office:value-type="string" calcext:value-type="string">
            <text:p>Acu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uant.com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Masci</text:p>
          </table:table-cell>
          <table:table-cell office:value-type="string" calcext:value-type="string">
            <text:p>Acuant</text:p>
          </table:table-cell>
          <table:table-cell office:value-type="string" calcext:value-type="string">
            <text:p>smasci@acuan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ylvia-giang-masci-80b7029</text:p>
          </table:table-cell>
          <table:table-cell office:value-type="string" calcext:value-type="string">
            <text:p>http://www.acuant.com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 II - (MAX Digital)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bbennett@acvauctions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rian-bennett-mshrm-phr-shrm-cp-4a837338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II - (MAX Digital)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McGraw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dmcgraw@acvauctions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deborah-mcgraw-3361982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Lake Hugh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II - (MAX Digital)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jgretchen@acvauctions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ssica-gretchen-1332b37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II - (MAX Digital)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jricci@acvauctions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ffreyricci</text:p>
          </table:table-cell>
          <table:table-cell office:value-type="string" calcext:value-type="string">
            <text:p>http://www.acvauctions.com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Engineer in test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ccottavecraven@adaptivebiotech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cccraven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Engineer in test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ewilliams@adaptivebiotech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erika-williams-523ab76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Engineer in test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qwalker@adaptivebiotech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quincy-walker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Seabeck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Engineer in test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Adaptive Biotechnologies Corp.</text:p>
          </table:table-cell>
          <table:table-cell office:value-type="string" calcext:value-type="string">
            <text:p>tshea@adaptivebiotech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taylor-shea-822645105</text:p>
          </table:table-cell>
          <table:table-cell office:value-type="string" calcext:value-type="string">
            <text:p>http://www.adaptivebiotech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anna.valero@alliancelaundry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anna-sagarra-valero-3088522a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emily.ward@alliancels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emily-ward-9aa52882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Manitowo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tt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jennifer.witt@alliancels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jennifer-witt-b1665468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Alliance Laundry Systems LLC</text:p>
          </table:table-cell>
          <table:table-cell office:value-type="string" calcext:value-type="string">
            <text:p>sydney.moriarty@alliancels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ttp://www.linkedin.com/in/sydneymoriarty</text:p>
          </table:table-cell>
          <table:table-cell office:value-type="string" calcext:value-type="string">
            <text:p>http://www.alliancelaundry.com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point.com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debra@alphapoint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debra-johnson-567960151</text:p>
          </table:table-cell>
          <table:table-cell office:value-type="string" calcext:value-type="string">
            <text:p>http://www.alphapoint.com</text:p>
          </table:table-cell>
          <table:table-cell office:value-type="string" calcext:value-type="string">
            <text:p>College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point.com</text:p>
          </table:table-cell>
          <table:table-cell office:value-type="string" calcext:value-type="string">
            <text:p>Jemim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jemima.garcia@alphapoint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jemima-%e2%80%9cjj%e2%80%9d-garcia-89b325179</text:p>
          </table:table-cell>
          <table:table-cell office:value-type="string" calcext:value-type="string">
            <text:p>http://www.alphapoint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Specialist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sights.com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jasmin.pinon@alphasights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jasmintorrespinon</text:p>
          </table:table-cell>
          <table:table-cell office:value-type="string" calcext:value-type="string">
            <text:p>http://www.alphasight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sights.com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Reiss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noah.reiss@alphasights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noah-reiss-2541a5129</text:p>
          </table:table-cell>
          <table:table-cell office:value-type="string" calcext:value-type="string">
            <text:p>http://www.alphasights.com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sights.com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Kirdzik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shannon.kirdzik@alphasights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shannon-kirdzik</text:p>
          </table:table-cell>
          <table:table-cell office:value-type="string" calcext:value-type="string">
            <text:p>http://www.alphasight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phasights.com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Lemieux</text:p>
          </table:table-cell>
          <table:table-cell office:value-type="string" calcext:value-type="string">
            <text:p>AlphaSights</text:p>
          </table:table-cell>
          <table:table-cell office:value-type="string" calcext:value-type="string">
            <text:p>wesley.lemieux@alphasights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wesleylemieux</text:p>
          </table:table-cell>
          <table:table-cell office:value-type="string" calcext:value-type="string">
            <text:p>http://www.alphasight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Altruista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ltruistahealth.com</text:p>
          </table:table-cell>
          <table:table-cell office:value-type="string" calcext:value-type="string">
            <text:p>Meshi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Altruista Health</text:p>
          </table:table-cell>
          <table:table-cell office:value-type="string" calcext:value-type="string">
            <text:p>madams@altruistahealth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eshia-hairston-adams-344841146</text:p>
          </table:table-cell>
          <table:table-cell office:value-type="string" calcext:value-type="string">
            <text:p>http://www.altruistahealth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Ashley-Ruth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a.murphy@amllc.c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shley-ruth-murphy-42691092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Danyette</text:p>
          </table:table-cell>
          <table:table-cell office:value-type="string" calcext:value-type="string">
            <text:p>Hemanes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d.hemanes@amllc.c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yettehemanes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Liddy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l.pearson@am-trace.c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rlidian-pearson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Engineer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Mariah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AM LLC</text:p>
          </table:table-cell>
          <table:table-cell office:value-type="string" calcext:value-type="string">
            <text:p>m.conn@am-trace.c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riah-conn-6b694680</text:p>
          </table:table-cell>
          <table:table-cell office:value-type="string" calcext:value-type="string">
            <text:p>http://www.amllc.co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Wirth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hwirth@amplify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heather-wirth-3b989518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pharrison@amplify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princess-harrison-316504107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pyoung@amplify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passionyoung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Shelegh</text:p>
          </table:table-cell>
          <table:table-cell office:value-type="string" calcext:value-type="string">
            <text:p>Hyzny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shyzny@amplify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shelegh-hyzny-3422b511</text:p>
          </table:table-cell>
          <table:table-cell office:value-type="string" calcext:value-type="string">
            <text:p>http://www.amplify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QA Engineer <text:s/></text:p>
          </table:table-cell>
          <table:table-cell office:value-type="string" calcext:value-type="string">
            <text:p>Appcu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cues.com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Appcues</text:p>
          </table:table-cell>
          <table:table-cell office:value-type="string" calcext:value-type="string">
            <text:p>maureen@appcue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ureensheldon</text:p>
          </table:table-cell>
          <table:table-cell office:value-type="string" calcext:value-type="string">
            <text:p>http://www.appcue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QA Engineer <text:s/></text:p>
          </table:table-cell>
          <table:table-cell office:value-type="string" calcext:value-type="string">
            <text:p>Appcu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cues.com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ppcues</text:p>
          </table:table-cell>
          <table:table-cell office:value-type="string" calcext:value-type="string">
            <text:p>tiffany@appcue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iffanymosher</text:p>
          </table:table-cell>
          <table:table-cell office:value-type="string" calcext:value-type="string">
            <text:p>http://www.appcue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ypress Automation Engineer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atchelder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bbatchelder@applaus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adbatchelder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Andov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Cypress Automation Engineer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eoneill@applaus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mily-o-neill-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Cypress Automation Engineer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lpaterson@applaus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atersonlisa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Cypress Automation Engineer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Betancourt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sbetancourt@applaus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acybetancourt</text:p>
          </table:table-cell>
          <table:table-cell office:value-type="string" calcext:value-type="string">
            <text:p>http://www.applause.com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Analyst - Intermediate</text:p>
          </table:table-cell>
          <table:table-cell office:value-type="string" calcext:value-type="string">
            <text:p>ArcTouc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rctouch.com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Buffington</text:p>
          </table:table-cell>
          <table:table-cell office:value-type="string" calcext:value-type="string">
            <text:p>ArcTouch</text:p>
          </table:table-cell>
          <table:table-cell office:value-type="string" calcext:value-type="string">
            <text:p>ross.buffington@arctouch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robuffington</text:p>
          </table:table-cell>
          <table:table-cell office:value-type="string" calcext:value-type="string">
            <text:p>http://www.arctouch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app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arling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agarling@asapp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dam-garling-6a03b51b</text:p>
          </table:table-cell>
          <table:table-cell office:value-type="string" calcext:value-type="string">
            <text:p>http://www.asapp.com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app.com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chelsea@asapp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helsea-martinez-39731424</text:p>
          </table:table-cell>
          <table:table-cell office:value-type="string" calcext:value-type="string">
            <text:p>http://www.asap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app.com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Milodragovich</text:p>
          </table:table-cell>
          <table:table-cell office:value-type="string" calcext:value-type="string">
            <text:p>ASAPP</text:p>
          </table:table-cell>
          <table:table-cell office:value-type="string" calcext:value-type="string">
            <text:p>jmilodragovich@asapp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iloj</text:p>
          </table:table-cell>
          <table:table-cell office:value-type="string" calcext:value-type="string">
            <text:p>http://www.asapp.com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Engineer in Test</text:p>
          </table:table-cell>
          <table:table-cell office:value-type="string" calcext:value-type="string">
            <text:p>Ascend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cendsoftware.com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Ascend Software</text:p>
          </table:table-cell>
          <table:table-cell office:value-type="string" calcext:value-type="string">
            <text:p>jglass@ascendsoftware.co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nn-glass-5803a522</text:p>
          </table:table-cell>
          <table:table-cell office:value-type="string" calcext:value-type="string">
            <text:p>http://www.ascendsoftware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uson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alyssa@askconsultingnyc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yssacuson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Sannapuri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angelinas@askstaffing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ngelina-sannapuri-71035419a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Ajmeera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anjalia@askstaffing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njali-ajmeera-941151143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SK Consulting</text:p>
          </table:table-cell>
          <table:table-cell office:value-type="string" calcext:value-type="string">
            <text:p>felixp@askstaffing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felix-parker-24889a194</text:p>
          </table:table-cell>
          <table:table-cell office:value-type="string" calcext:value-type="string">
            <text:p>http://www.askconsultingnyc.com</text:p>
          </table:table-cell>
          <table:table-cell office:value-type="string" calcext:value-type="string">
            <text:p>Alpharet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QC Engineer </text:p>
          </table:table-cell>
          <table:table-cell office:value-type="string" calcext:value-type="string">
            <text:p>Athletic Brewing Co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hleticbrewing.com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Athletic Brewing Co.</text:p>
          </table:table-cell>
          <table:table-cell office:value-type="string" calcext:value-type="string">
            <text:p>fernandaa@athleticbrew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fernanda-adler-88143b32</text:p>
          </table:table-cell>
          <table:table-cell office:value-type="string" calcext:value-type="string">
            <text:p>http://www.athleticbrewing.com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QC Engineer </text:p>
          </table:table-cell>
          <table:table-cell office:value-type="string" calcext:value-type="string">
            <text:p>Athletic Brewing Co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hleticbrewing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iddleston</text:p>
          </table:table-cell>
          <table:table-cell office:value-type="string" calcext:value-type="string">
            <text:p>Athletic Brewing Co.</text:p>
          </table:table-cell>
          <table:table-cell office:value-type="string" calcext:value-type="string">
            <text:p>heatherh@athleticbrew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heather-hiddleston</text:p>
          </table:table-cell>
          <table:table-cell office:value-type="string" calcext:value-type="string">
            <text:p>http://www.athleticbrewing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QA Tester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bjackson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ent-jackson-hatm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Tester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jhopwood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ssica-hopwood-a0859598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Tester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keve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yleeve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Tester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Bargas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mbargas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ndy-bargas-23320057</text:p>
          </table:table-cell>
          <table:table-cell office:value-type="string" calcext:value-type="string">
            <text:p>http://www.atrilogy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[ Java, Kotlin, Espresso ]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Engineer 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Karissa</text:p>
          </table:table-cell>
          <table:table-cell office:value-type="string" calcext:value-type="string">
            <text:p>Coltrin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kcoltrin@autofi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karissacoltrin89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 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Lilya</text:p>
          </table:table-cell>
          <table:table-cell office:value-type="string" calcext:value-type="string">
            <text:p>Goldenshteyn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lilya@autofi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lilya-goldenshteyn-phr-shrm-cp-gms-t-2ab4623b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 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Orhan</text:p>
          </table:table-cell>
          <table:table-cell office:value-type="string" calcext:value-type="string">
            <text:p>Yankin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oyankin@autofi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orhan-yankin-b25980124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 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AutoFi</text:p>
          </table:table-cell>
          <table:table-cell office:value-type="string" calcext:value-type="string">
            <text:p>tcrane@autofi.i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todd-crane-2413b895</text:p>
          </table:table-cell>
          <table:table-cell office:value-type="string" calcext:value-type="string">
            <text:p>http://www.autofi.com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chad.williams@avetta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chad-williams-shrm-scp-sphr-01327930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Chrissey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chayes@avetta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chrissey-hayes-1573651a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South Jorda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Fawson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johanna.fawson@avetta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ohanna-fawson-sphr-7a416058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Dumin</text:p>
          </table:table-cell>
          <table:table-cell office:value-type="string" calcext:value-type="string">
            <text:p>Avetta</text:p>
          </table:table-cell>
          <table:table-cell office:value-type="string" calcext:value-type="string">
            <text:p>stanton.dumin@avetta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stantondumin</text:p>
          </table:table-cell>
          <table:table-cell office:value-type="string" calcext:value-type="string">
            <text:p>http://www.avetta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viaco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iacode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Tuggle</text:p>
          </table:table-cell>
          <table:table-cell office:value-type="string" calcext:value-type="string">
            <text:p>Aviacode</text:p>
          </table:table-cell>
          <table:table-cell office:value-type="string" calcext:value-type="string">
            <text:p>ashley.tuggle@aviacode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ashley-tuggle-66736310b</text:p>
          </table:table-cell>
          <table:table-cell office:value-type="string" calcext:value-type="string">
            <text:p>http://www.aviacode.com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</text:p>
          </table:table-cell>
          <table:table-cell office:value-type="string" calcext:value-type="string">
            <text:p>Aviaco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iacode.com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Aviacode</text:p>
          </table:table-cell>
          <table:table-cell office:value-type="string" calcext:value-type="string">
            <text:p>vicky.ashley@aviacode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victoria-ashley-74369264</text:p>
          </table:table-cell>
          <table:table-cell office:value-type="string" calcext:value-type="string">
            <text:p>http://www.aviacode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Specialty Cod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iceNow QA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Avtech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balaji@avtechsol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vtech-solutions-inc-28b649165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QA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Sarath</text:p>
          </table:table-cell>
          <table:table-cell office:value-type="string" calcext:value-type="string">
            <text:p>Bharathi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sarath@avtechsol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rath9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QA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Sathya</text:p>
          </table:table-cell>
          <table:table-cell office:value-type="string" calcext:value-type="string">
            <text:p>Varadarajan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sathya@avtechsol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thya-narayanan-varadarajan-24569687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QA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vtech Solutions Inc</text:p>
          </table:table-cell>
          <table:table-cell office:value-type="string" calcext:value-type="string">
            <text:p>thomas@avtechsol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ex-thomas-50172719a</text:p>
          </table:table-cell>
          <table:table-cell office:value-type="string" calcext:value-type="string">
            <text:p>http://www.avtechsol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uter System Validation Engineer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Hendrzak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danielle.hendrzak@azzur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daniellehendrzak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uter System Validation Engineer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Teetie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jason.teetie@azzur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jasonteetie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Hatboro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uter System Validation Engineer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marissa.raymond@azzur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marissa-raymond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uter System Validation Engineer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Azzur Group</text:p>
          </table:table-cell>
          <table:table-cell office:value-type="string" calcext:value-type="string">
            <text:p>michael.shelton@azzur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michaeljshelton1</text:p>
          </table:table-cell>
          <table:table-cell office:value-type="string" calcext:value-type="string">
            <text:p>http://www.azzur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ual QA Tester</text:p>
          </table:table-cell>
          <table:table-cell office:value-type="string" calcext:value-type="string">
            <text:p>Bally's Interact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allys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ally's Interactive</text:p>
          </table:table-cell>
          <table:table-cell office:value-type="string" calcext:value-type="string">
            <text:p>michael.chase@ballys.c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gambling &amp; casinos</text:p>
          </table:table-cell>
          <table:table-cell office:value-type="string" calcext:value-type="string">
            <text:p>http://www.linkedin.com/in/michael-chase-j-d-621b37183</text:p>
          </table:table-cell>
          <table:table-cell office:value-type="string" calcext:value-type="string">
            <text:p>http://www.bally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dawn.brown@bestbuy.com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dawn-brown-207b954b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henry.jackson@bestbuy.com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henry-jackson-6ab869170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Shayla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shayla.thornton@bestbuy.com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shayla-thornton-a1a66b92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Vero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vincent.happy@bestbuy.com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vincent-happy-44a7a5153</text:p>
          </table:table-cell>
          <table:table-cell office:value-type="string" calcext:value-type="string">
            <text:p>http://www.bestbuy.com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ahunt@beyondtrus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shley-hunt-shrm-cp-87605414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Cumming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Epperson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bepperson@beyondtrus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everly-epperson-8321a653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Ridgeland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Magen</text:p>
          </table:table-cell>
          <table:table-cell office:value-type="string" calcext:value-type="string">
            <text:p>Beyer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mbeyer@beyondtrus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gen-beyer-40811930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BeyondTrust</text:p>
          </table:table-cell>
          <table:table-cell office:value-type="string" calcext:value-type="string">
            <text:p>wmarques@beyondtrus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waltermarques1218</text:p>
          </table:table-cell>
          <table:table-cell office:value-type="string" calcext:value-type="string">
            <text:p>http://www.beyondtrust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Manager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lltrust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osenberg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grosenberg@billtrust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rosenberggreg</text:p>
          </table:table-cell>
          <table:table-cell office:value-type="string" calcext:value-type="string">
            <text:p>http://www.billtrus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Manager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lltrust.co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joconnor@billtrust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jeanne-o-connor-9377685</text:p>
          </table:table-cell>
          <table:table-cell office:value-type="string" calcext:value-type="string">
            <text:p>http://www.billtrus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Manager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lltrust.com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Durling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kdurling@billtrust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rin-durling</text:p>
          </table:table-cell>
          <table:table-cell office:value-type="string" calcext:value-type="string">
            <text:p>http://www.billtrust.com</text:p>
          </table:table-cell>
          <table:table-cell office:value-type="string" calcext:value-type="string">
            <text:p>Morris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Manager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lltrust.com</text:p>
          </table:table-cell>
          <table:table-cell office:value-type="string" calcext:value-type="string">
            <text:p>Kaitli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illtrust</text:p>
          </table:table-cell>
          <table:table-cell office:value-type="string" calcext:value-type="string">
            <text:p>kwilliams@billtrust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itlin-williams-shrm-cp-7173a9aa</text:p>
          </table:table-cell>
          <table:table-cell office:value-type="string" calcext:value-type="string">
            <text:p>http://www.billtrus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(QA) Engineer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Mackinlay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carol.mackinlay@binance.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arolmackinlay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(QA) Engineer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kim.marsh@binance.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imemarsh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(QA) Engineer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Gonzaga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rolando.gonzaga@binance.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rolandogonzaga</text:p>
          </table:table-cell>
          <table:table-cell office:value-type="string" calcext:value-type="string">
            <text:p>http://www.binance.us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(QA) Engineer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Kemash</text:p>
          </table:table-cell>
          <table:table-cell office:value-type="string" calcext:value-type="string">
            <text:p>Binance.US</text:p>
          </table:table-cell>
          <table:table-cell office:value-type="string" calcext:value-type="string">
            <text:p>sasha.kemash@binance.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asha-kemash-b2b410b3</text:p>
          </table:table-cell>
          <table:table-cell office:value-type="string" calcext:value-type="string">
            <text:p>http://www.binance.u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chrall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aschrall@biocryst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annaschrall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adunce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dkadunce@biocryst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daniel-kadunce-phd-6756983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Palm Harbo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snorris@biocryst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shelby-raymond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Specialist 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ello</text:p>
          </table:table-cell>
          <table:table-cell office:value-type="string" calcext:value-type="string">
            <text:p>BioCryst Pharmaceuticals, Inc.</text:p>
          </table:table-cell>
          <table:table-cell office:value-type="string" calcext:value-type="string">
            <text:p>tmello@biocryst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tom-mello-2323a9</text:p>
          </table:table-cell>
          <table:table-cell office:value-type="string" calcext:value-type="string">
            <text:p>http://www.biocryst.com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Quality Assurance Enginee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hristina.velazquez@bird.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hristina-velazquez-a8503b125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Quality Assurance Enginee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llen.stevens@bird.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ellen-stevens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Quality Assurance Enginee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Jake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rika.jakes@bird.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erikajakes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Quality Assurance Enginee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D'Hondt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justin.dhondt@bird.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justindhondt</text:p>
          </table:table-cell>
          <table:table-cell office:value-type="string" calcext:value-type="string">
            <text:p>http://www.bird.co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js@bitly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jasmine-santiago-78a44128</text:p>
          </table:table-cell>
          <table:table-cell office:value-type="string" calcext:value-type="string">
            <text:p>http://www.bitly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Curcio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kristin.curcio@bitly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ristin-curcio-9510971b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Tunney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mae.tunney@bitly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mae-tunney-88713178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itly</text:p>
          </table:table-cell>
          <table:table-cell office:value-type="string" calcext:value-type="string">
            <text:p>sharon.nguyen@bitly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haronhnguyen</text:p>
          </table:table-cell>
          <table:table-cell office:value-type="string" calcext:value-type="string">
            <text:p>http://www.bitly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Silveira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bree-silveira@blend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reesilveira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Shw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ynthia-shwe@blend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ynthiashw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Kovach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emily-kovach@blend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emilymclair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Essalat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jessalat@blend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smine-essalat-313b2b67</text:p>
          </table:table-cell>
          <table:table-cell office:value-type="string" calcext:value-type="string">
            <text:p>http://www.blend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in Test</text:p>
          </table:table-cell>
          <table:table-cell office:value-type="string" calcext:value-type="string">
            <text:p>Blockdaem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ockdaemon.com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Baggett</text:p>
          </table:table-cell>
          <table:table-cell office:value-type="string" calcext:value-type="string">
            <text:p>Blockdaemon</text:p>
          </table:table-cell>
          <table:table-cell office:value-type="string" calcext:value-type="string">
            <text:p>clara@blockdaem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http://www.linkedin.com/in/clarabaggett</text:p>
          </table:table-cell>
          <table:table-cell office:value-type="string" calcext:value-type="string">
            <text:p>http://www.blockdaemon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er in Test</text:p>
          </table:table-cell>
          <table:table-cell office:value-type="string" calcext:value-type="string">
            <text:p>Blockdaem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ockdaemon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Blockdaemon</text:p>
          </table:table-cell>
          <table:table-cell office:value-type="string" calcext:value-type="string">
            <text:p>mconnolly@blockdaem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http://www.linkedin.com/in/mary-connolly-b38369177</text:p>
          </table:table-cell>
          <table:table-cell office:value-type="string" calcext:value-type="string">
            <text:p>http://www.blockdaemon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Lead</text:p>
          </table:table-cell>
          <table:table-cell office:value-type="string" calcext:value-type="string">
            <text:p>Blue Sky eLear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lueskyelearn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Blue Sky eLearn</text:p>
          </table:table-cell>
          <table:table-cell office:value-type="string" calcext:value-type="string">
            <text:p>hkeener@blueskyelearn.c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hollykeener</text:p>
          </table:table-cell>
          <table:table-cell office:value-type="string" calcext:value-type="string">
            <text:p>http://www.blueskyelearn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Principal Engineer 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Greenberg-Nino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feliciagreenberg@boomi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issfg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Principal Engineer 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enfro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matt.renfro@boomi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renfro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Principal Engineer 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oomi</text:p>
          </table:table-cell>
          <table:table-cell office:value-type="string" calcext:value-type="string">
            <text:p>megan.jacobs@dell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cobsmegan</text:p>
          </table:table-cell>
          <table:table-cell office:value-type="string" calcext:value-type="string">
            <text:p>http://www.boomi.com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Alli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allie.white@boundles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allie-white-186754113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cindy.crawford@boundles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cindy-phu-crawford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matthieu.curry@boundles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matthieu-curry-28b870141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Roper</text:p>
          </table:table-cell>
          <table:table-cell office:value-type="string" calcext:value-type="string">
            <text:p>Boundless Immigration</text:p>
          </table:table-cell>
          <table:table-cell office:value-type="string" calcext:value-type="string">
            <text:p>shi.roper@boundless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shi-lawson</text:p>
          </table:table-cell>
          <table:table-cell office:value-type="string" calcext:value-type="string">
            <text:p>http://www.boundless.co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Integration Tester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Dhruvesh</text:p>
          </table:table-cell>
          <table:table-cell office:value-type="string" calcext:value-type="string">
            <text:p>Barot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dhruvesh.b@brilliantinfotech.c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hruvesh-barot-43849941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Monroe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Integration Tester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Radhika</text:p>
          </table:table-cell>
          <table:table-cell office:value-type="string" calcext:value-type="string">
            <text:p>Bhalla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radhika.b@brilliantinfotech.c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dhika-bhalla-6824311b2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Integration Tester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Shubha</text:p>
          </table:table-cell>
          <table:table-cell office:value-type="string" calcext:value-type="string">
            <text:p>Narasaiah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shubha.narasaiah@brilliantinfotech.c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ubha-narasaiah-3875b5100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Integration Tester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Smri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illiant Infotech Inc.</text:p>
          </table:table-cell>
          <table:table-cell office:value-type="string" calcext:value-type="string">
            <text:p>smriti.k@brilliantinfotech.c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mriti-k-829584129</text:p>
          </table:table-cell>
          <table:table-cell office:value-type="string" calcext:value-type="string">
            <text:p>http://www.brilliantinfotech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hnical BA/QA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xton.net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acox@brixton.n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lison-cox-9167751</text:p>
          </table:table-cell>
          <table:table-cell office:value-type="string" calcext:value-type="string">
            <text:p>http://www.brixton.ne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hnical BA/QA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ixton.net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Naik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rakesh@brixton.n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keshvnaik</text:p>
          </table:table-cell>
          <table:table-cell office:value-type="string" calcext:value-type="string">
            <text:p>http://www.brixton.n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acrowder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igail-crowder-a2563a184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psch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akapsch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damkapsch515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ashah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yush-shah-8334b51b8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Vayette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avayette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mvayette</text:p>
          </table:table-cell>
          <table:table-cell office:value-type="string" calcext:value-type="string">
            <text:p>http://www.brooksource.co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rchitect Consultant </text:p>
          </table:table-cell>
          <table:table-cell office:value-type="string" calcext:value-type="string">
            <text:p>BrowserStac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wserstack.com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Pugach</text:p>
          </table:table-cell>
          <table:table-cell office:value-type="string" calcext:value-type="string">
            <text:p>BrowserStack</text:p>
          </table:table-cell>
          <table:table-cell office:value-type="string" calcext:value-type="string">
            <text:p>sonia@browserstack.co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onia-pugach-90545634</text:p>
          </table:table-cell>
          <table:table-cell office:value-type="string" calcext:value-type="string">
            <text:p>http://www.browserstack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rchitect Consultant </text:p>
          </table:table-cell>
          <table:table-cell office:value-type="string" calcext:value-type="string">
            <text:p>BrowserStac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rowserstack.com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Holcomb</text:p>
          </table:table-cell>
          <table:table-cell office:value-type="string" calcext:value-type="string">
            <text:p>BrowserStack</text:p>
          </table:table-cell>
          <table:table-cell office:value-type="string" calcext:value-type="string">
            <text:p>vanessa@browserstack.co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vholcomb</text:p>
          </table:table-cell>
          <table:table-cell office:value-type="string" calcext:value-type="string">
            <text:p>http://www.browserstack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ftware Quality Engineer #704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alyssa.setting@bullhor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setting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Quality Engineer #704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Burroughs-Parks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jane.burroughs-parks@bullhor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ne-burroughs-parks-27484b19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Quality Engineer #704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Cashman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kcashman@bullhor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thryn-cashman-9a73167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Quality Engineer #704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kelley.morse@bullhor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elley-morse-phr-mba-5910746</text:p>
          </table:table-cell>
          <table:table-cell office:value-type="string" calcext:value-type="string">
            <text:p>http://www.bullhorn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droid QA and Automated Test Engineer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amitchell@butterflynetwork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lexa-mitchell-a9437792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ndroid QA and Automated Test Engineer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ksund@butterflynetwork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kathryn-sund-429baa133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Melros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ndroid QA and Automated Test Engineer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orodnichenko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maria@butterflynetinc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maria-gorodnichenko-3abb1595</text:p>
          </table:table-cell>
          <table:table-cell office:value-type="string" calcext:value-type="string">
            <text:p>http://www.butterflynetwork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ndroid QA and Automated Test Engineer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tterflynetwork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Massaro</text:p>
          </table:table-cell>
          <table:table-cell office:value-type="string" calcext:value-type="string">
            <text:p>Butterfly Network, Inc.</text:p>
          </table:table-cell>
          <table:table-cell office:value-type="string" calcext:value-type="string">
            <text:p>smassaro@butterflynetinc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stephanie-massaro-6b9602b6</text:p>
          </table:table-cell>
          <table:table-cell office:value-type="string" calcext:value-type="string">
            <text:p>http://www.butterflynetwork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jennifer.mccallum@buyersedgeplatform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http://www.linkedin.com/in/jennifermccallum1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Zawislak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julia.zawislak@buyersedgeplatform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http://www.linkedin.com/in/julia-zawislak-620076107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McAleese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lindsay.mcaleese@buyersedgeplatform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http://www.linkedin.com/in/lindsay-horne-mhrm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Buyers Edge Platform</text:p>
          </table:table-cell>
          <table:table-cell office:value-type="string" calcext:value-type="string">
            <text:p>nelson.ly@buyersedgeplatform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http://www.linkedin.com/in/nelson-ly-9870a5198</text:p>
          </table:table-cell>
          <table:table-cell office:value-type="string" calcext:value-type="string">
            <text:p>http://www.buyersedgeplatform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Balakrishnan</text:p>
          </table:table-cell>
          <table:table-cell office:value-type="string" calcext:value-type="string">
            <text:p>Ravichandran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balakrishnan.ravichandran@capgemini.com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alakrishnan-balky-ravichandran-1651421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daniele.iuliano@capgemini-engineering.com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iele-iuliano-65391373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Capgemini Engineering</text:p>
          </table:table-cell>
          <table:table-cell office:value-type="string" calcext:value-type="string">
            <text:p>michael.metivier@altran.com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chael-metivier-355b9b</text:p>
          </table:table-cell>
          <table:table-cell office:value-type="string" calcext:value-type="string">
            <text:p>http://www.capgemini-engineering.com</text:p>
          </table:table-cell>
          <table:table-cell office:value-type="string" calcext:value-type="string">
            <text:p>Walth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Developer</text:p>
          </table:table-cell>
          <table:table-cell office:value-type="string" calcext:value-type="string">
            <text:p>Capstone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stonetechnology.c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Capstone Technology</text:p>
          </table:table-cell>
          <table:table-cell office:value-type="string" calcext:value-type="string">
            <text:p>lwolf@capstonetechnology.co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indsaywolf84</text:p>
          </table:table-cell>
          <table:table-cell office:value-type="string" calcext:value-type="string">
            <text:p>http://www.capstonetechnology.com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Captiv8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tiv8.io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Meaney</text:p>
          </table:table-cell>
          <table:table-cell office:value-type="string" calcext:value-type="string">
            <text:p>Captiv8</text:p>
          </table:table-cell>
          <table:table-cell office:value-type="string" calcext:value-type="string">
            <text:p>caitlin@captiv8.i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aitlinmeaney1</text:p>
          </table:table-cell>
          <table:table-cell office:value-type="string" calcext:value-type="string">
            <text:p>http://www.captiv8.io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Captiv8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ptiv8.i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aptiv8</text:p>
          </table:table-cell>
          <table:table-cell office:value-type="string" calcext:value-type="string">
            <text:p>cpearson@captiv8.i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hris-pearson-2697b85a</text:p>
          </table:table-cell>
          <table:table-cell office:value-type="string" calcext:value-type="string">
            <text:p>http://www.captiv8.io</text:p>
          </table:table-cell>
          <table:table-cell office:value-type="string" calcext:value-type="string">
            <text:p>Beverly Hill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Automation Engineer</text:p>
          </table:table-cell>
          <table:table-cell office:value-type="string" calcext:value-type="string">
            <text:p>Cardinal Financial Company, Limited Partnershi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rdinalfinancial.com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Cardinal Financial Company, Limited Partnership</text:p>
          </table:table-cell>
          <table:table-cell office:value-type="string" calcext:value-type="string">
            <text:p>stacy.brewer@cardinalfinancial.co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tacy-brewer-a252b682</text:p>
          </table:table-cell>
          <table:table-cell office:value-type="string" calcext:value-type="string">
            <text:p>http://www.cardinalfinancial.com</text:p>
          </table:table-cell>
          <table:table-cell office:value-type="string" calcext:value-type="string">
            <text:p>Fort Mill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h.smith@careaccess.c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ttp://www.linkedin.com/in/harlan-smith-9094b51a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Austel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Kielah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k.turner@careaccess.c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ttp://www.linkedin.com/in/kielah-turner-3b9b631b6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Mehwald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l.mehwald@careaccess.c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ttp://www.linkedin.com/in/leahmehwald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Mayank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Care Access</text:p>
          </table:table-cell>
          <table:table-cell office:value-type="string" calcext:value-type="string">
            <text:p>m.gupta@careaccess.c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ttp://www.linkedin.com/in/mayank-gupta-18bb00</text:p>
          </table:table-cell>
          <table:table-cell office:value-type="string" calcext:value-type="string">
            <text:p>http://www.careaccess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chnical Project Manager</text:p>
          </table:table-cell>
          <table:table-cell office:value-type="string" calcext:value-type="string">
            <text:p>Catalyst Consulting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atconsult.com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atalyst Consulting Group, Inc.</text:p>
          </table:table-cell>
          <table:table-cell office:value-type="string" calcext:value-type="string">
            <text:p>nicole.smith@catconsult.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ikkismithccg</text:p>
          </table:table-cell>
          <table:table-cell office:value-type="string" calcext:value-type="string">
            <text:p>http://www.catconsult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Quality Assurance Engineer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Chabree</text:p>
          </table:table-cell>
          <table:table-cell office:value-type="string" calcext:value-type="string">
            <text:p>Cabell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chabree.cabell@cioxhealth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chabree-cabell-7aa39141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Assurance Engineer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Wicks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dan.wicks@cioxhealth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dan-wicks-8680944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Assurance Engineer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Jamila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jamila.cleveland@cioxhealth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jamila-cleveland-84a729148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Assurance Engineer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Ciox Health</text:p>
          </table:table-cell>
          <table:table-cell office:value-type="string" calcext:value-type="string">
            <text:p>kristina.carter@cioxhealth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kmcarter</text:p>
          </table:table-cell>
          <table:table-cell office:value-type="string" calcext:value-type="string">
            <text:p>http://www.ciox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esmith@cisive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elontsmith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Sapulp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Jillian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jgallagher@cisive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jillian-gallagher-205321101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Holtsvil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Rania</text:p>
          </table:table-cell>
          <table:table-cell office:value-type="string" calcext:value-type="string">
            <text:p>Kirollos</text:p>
          </table:table-cell>
          <table:table-cell office:value-type="string" calcext:value-type="string">
            <text:p>Cisive</text:p>
          </table:table-cell>
          <table:table-cell office:value-type="string" calcext:value-type="string">
            <text:p>rkirollos@cisive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raniakirollos</text:p>
          </table:table-cell>
          <table:table-cell office:value-type="string" calcext:value-type="string">
            <text:p>http://www.cisive.com</text:p>
          </table:table-cell>
          <table:table-cell office:value-type="string" calcext:value-type="string">
            <text:p>Streetsbor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Cleer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leerlyhealth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leerly</text:p>
          </table:table-cell>
          <table:table-cell office:value-type="string" calcext:value-type="string">
            <text:p>sarah.davis@cleerlyhealth.co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sarahracheldavis</text:p>
          </table:table-cell>
          <table:table-cell office:value-type="string" calcext:value-type="string">
            <text:p>http://www.cleerlyhealt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rchitect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errigan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kkerrigan@collectors.co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kriskerrigan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rchitect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Buckle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lbuckles@collectors.co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lauren-buckles-a790646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rchitect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lolson@collectors.co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laura-olson-05726a1b6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rchitect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Bergmann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tbergmann@collectors.co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taylor-bergmann-52007019b</text:p>
          </table:table-cell>
          <table:table-cell office:value-type="string" calcext:value-type="string">
            <text:p>http://www.collectors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Analyst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unworth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chris.dunworth@commentsold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hrisdunworth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Analyst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jason.sample@commentsold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sonmsample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Analyst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CommentSold</text:p>
          </table:table-cell>
          <table:table-cell office:value-type="string" calcext:value-type="string">
            <text:p>pedro.ibarra@commentsold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pedroibarra1</text:p>
          </table:table-cell>
          <table:table-cell office:value-type="string" calcext:value-type="string">
            <text:p>http://www.commentsold.com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-SDET</text:p>
          </table:table-cell>
          <table:table-cell office:value-type="string" calcext:value-type="string">
            <text:p>ConnectWi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nectwise.com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ConnectWise</text:p>
          </table:table-cell>
          <table:table-cell office:value-type="string" calcext:value-type="string">
            <text:p>kasey.goff@connectwise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kasey-goff-042217a9</text:p>
          </table:table-cell>
          <table:table-cell office:value-type="string" calcext:value-type="string">
            <text:p>http://www.connectwise.com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-SDET</text:p>
          </table:table-cell>
          <table:table-cell office:value-type="string" calcext:value-type="string">
            <text:p>ConnectWi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nectwise.com</text:p>
          </table:table-cell>
          <table:table-cell office:value-type="string" calcext:value-type="string">
            <text:p>Maddie</text:p>
          </table:table-cell>
          <table:table-cell office:value-type="string" calcext:value-type="string">
            <text:p>Schramel</text:p>
          </table:table-cell>
          <table:table-cell office:value-type="string" calcext:value-type="string">
            <text:p>ConnectWise</text:p>
          </table:table-cell>
          <table:table-cell office:value-type="string" calcext:value-type="string">
            <text:p>mschramel@connectwise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madeleinewelch</text:p>
          </table:table-cell>
          <table:table-cell office:value-type="string" calcext:value-type="string">
            <text:p>http://www.connectwise.com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jennifer.sharpe@consilio.co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aw practice</text:p>
          </table:table-cell>
          <table:table-cell office:value-type="string" calcext:value-type="string">
            <text:p>http://www.linkedin.com/in/jennifer-mccune-sharpe-80a6775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jennifer.strand@consilio.co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aw practice</text:p>
          </table:table-cell>
          <table:table-cell office:value-type="string" calcext:value-type="string">
            <text:p>http://www.linkedin.com/in/jennifermstrand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jodi.hilton@consilio.co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aw practice</text:p>
          </table:table-cell>
          <table:table-cell office:value-type="string" calcext:value-type="string">
            <text:p>http://www.linkedin.com/in/jodihilton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onsilio LLC</text:p>
          </table:table-cell>
          <table:table-cell office:value-type="string" calcext:value-type="string">
            <text:p>leon.spencer@consilio.co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aw practice</text:p>
          </table:table-cell>
          <table:table-cell office:value-type="string" calcext:value-type="string">
            <text:p>http://www.linkedin.com/in/leonspencer3</text:p>
          </table:table-cell>
          <table:table-cell office:value-type="string" calcext:value-type="string">
            <text:p>http://www.consilio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uality Engineer - Mobile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alexa.dunn@constantcontac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alexadunn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Engineer - Mobile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Cecelia</text:p>
          </table:table-cell>
          <table:table-cell office:value-type="string" calcext:value-type="string">
            <text:p>Gubbins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cgubbins@constantcontac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cecelia-gubbins-4b205113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Engineer - Mobile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Duckworth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gduckworth@constantcontac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greg-duckworth-4b002870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Engineer - Mobile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Nagwa</text:p>
          </table:table-cell>
          <table:table-cell office:value-type="string" calcext:value-type="string">
            <text:p>Rabadi</text:p>
          </table:table-cell>
          <table:table-cell office:value-type="string" calcext:value-type="string">
            <text:p>Constant Contact</text:p>
          </table:table-cell>
          <table:table-cell office:value-type="string" calcext:value-type="string">
            <text:p>nagwa.rabadi@constantcontac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nagwarabadi</text:p>
          </table:table-cell>
          <table:table-cell office:value-type="string" calcext:value-type="string">
            <text:p>http://www.constantcontact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Nigam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abhishek.nigam@conversenow.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hisheknigamendeavour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Dolan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amy.dolan@conversenow.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my-dolan-105b8628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ConverseNow.AI</text:p>
          </table:table-cell>
          <table:table-cell office:value-type="string" calcext:value-type="string">
            <text:p>james.benton@conversenow.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mes-benton-26939b83</text:p>
          </table:table-cell>
          <table:table-cell office:value-type="string" calcext:value-type="string">
            <text:p>http://www.conversenow.ai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Software Engineer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afoley@elizacorp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prilbaldwinfoley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North Andov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oftware Engineer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mulu.vega@cotiviti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ulu-vega-27923759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Draper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oftware Engineer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Shira</text:p>
          </table:table-cell>
          <table:table-cell office:value-type="string" calcext:value-type="string">
            <text:p>Blumenstein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shira.blumenstein@cotiviti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irablumenstein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Software Engineer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traci.price@cotiviti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ricetraci</text:p>
          </table:table-cell>
          <table:table-cell office:value-type="string" calcext:value-type="string">
            <text:p>http://www.cotiviti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andrea.carter@covetrus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veterinary</text:p>
          </table:table-cell>
          <table:table-cell office:value-type="string" calcext:value-type="string">
            <text:p>http://www.linkedin.com/in/andrea-carter-469aa476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Beifuss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jennie.beifuss@covetrus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veterinary</text:p>
          </table:table-cell>
          <table:table-cell office:value-type="string" calcext:value-type="string">
            <text:p>http://www.linkedin.com/in/jennie-beifuss-91874a2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Muss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judith.musser@covetrus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veterinary</text:p>
          </table:table-cell>
          <table:table-cell office:value-type="string" calcext:value-type="string">
            <text:p>http://www.linkedin.com/in/judithmusser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anzica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sarah.panzica@covetrus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veterinary</text:p>
          </table:table-cell>
          <table:table-cell office:value-type="string" calcext:value-type="string">
            <text:p>http://www.linkedin.com/in/sarah-panzica-4a8055174</text:p>
          </table:table-cell>
          <table:table-cell office:value-type="string" calcext:value-type="string">
            <text:p>http://www.covetru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lwood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eelwood@credible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emily-elwood-79437590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kjones@credible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tie-jones-6baa3120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pthomas@credible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paula-thomas-18a44487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Tigist</text:p>
          </table:table-cell>
          <table:table-cell office:value-type="string" calcext:value-type="string">
            <text:p>Gustavson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tgustavson@credible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tigistgustavson</text:p>
          </table:table-cell>
          <table:table-cell office:value-type="string" calcext:value-type="string">
            <text:p>http://www.credible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Credible Behavioral Health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inc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redible Behavioral Health Software</text:p>
          </table:table-cell>
          <table:table-cell office:value-type="string" calcext:value-type="string">
            <text:p>lauren.moreno@credibleinc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auren-moreno-dobos-8a78aa2a</text:p>
          </table:table-cell>
          <table:table-cell office:value-type="string" calcext:value-type="string">
            <text:p>http://www.credibleinc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Credible Behavioral Health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redibleinc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shwood</text:p>
          </table:table-cell>
          <table:table-cell office:value-type="string" calcext:value-type="string">
            <text:p>Credible Behavioral Health Software</text:p>
          </table:table-cell>
          <table:table-cell office:value-type="string" calcext:value-type="string">
            <text:p>melissa.ashwood@credibleinc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elissa-ashwood-ms-364207a3</text:p>
          </table:table-cell>
          <table:table-cell office:value-type="string" calcext:value-type="string">
            <text:p>http://www.credibleinc.com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adam.davis@cvshealth.com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adam-davis-3489b56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alexandra.benjamin@cvshealth.com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alexandra-benjamin-496ba3194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Mount Prospec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allison.wilson@cvshealth.com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allisonw302</text:p>
          </table:table-cell>
          <table:table-cell office:value-type="string" calcext:value-type="string">
            <text:p>http://www.cvshealt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amanda.kelley1@cvshealth.com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amanda-kelley-4047971b8</text:p>
          </table:table-cell>
          <table:table-cell office:value-type="string" calcext:value-type="string">
            <text:p>http://www.cvshealth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yxtera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cyxtera.com</text:p>
          </table:table-cell>
          <table:table-cell office:value-type="string" calcext:value-type="string">
            <text:p>Tyner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Cyxtera Technologies</text:p>
          </table:table-cell>
          <table:table-cell office:value-type="string" calcext:value-type="string">
            <text:p>ty.gaston@cyxtera.c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yner-gaston-6aa5a61</text:p>
          </table:table-cell>
          <table:table-cell office:value-type="string" calcext:value-type="string">
            <text:p>http://www.cyxtera.com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amedrano@appannie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lberto-medrano-30069859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cwilliams@data.a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ody-williams-8967a065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Engineer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data.ai</text:p>
          </table:table-cell>
          <table:table-cell office:value-type="string" calcext:value-type="string">
            <text:p>echin@appannie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eric-chin-9545575</text:p>
          </table:table-cell>
          <table:table-cell office:value-type="string" calcext:value-type="string">
            <text:p>http://www.data.ai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, Test Automation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Simmermacher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csimmermacher@dataminr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csimmermacher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Prairie Villag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, Test Automation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kwong@dataminr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immiwong</text:p>
          </table:table-cell>
          <table:table-cell office:value-type="string" calcext:value-type="string">
            <text:p>http://www.dataminr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, Test Automation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lchoi@dataminr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lisachoi122</text:p>
          </table:table-cell>
          <table:table-cell office:value-type="string" calcext:value-type="string">
            <text:p>http://www.dataminr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, Test Automation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Dataminr</text:p>
          </table:table-cell>
          <table:table-cell office:value-type="string" calcext:value-type="string">
            <text:p>mmccoy@dataminr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melissa-mccoy-m-s-phr-4bb9a06</text:p>
          </table:table-cell>
          <table:table-cell office:value-type="string" calcext:value-type="string">
            <text:p>http://www.dataminr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Engineer - Core Infrastructur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carla.filipe@delphix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arla-filipe-1312001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 - Core Infrastructur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jason.binder@delphix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binder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 - Core Infrastructur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kathryn.wright@delphix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thryn-wright-a80614143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Automation Engineer - Core Infrastructur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Negrete</text:p>
          </table:table-cell>
          <table:table-cell office:value-type="string" calcext:value-type="string">
            <text:p>Delphix</text:p>
          </table:table-cell>
          <table:table-cell office:value-type="string" calcext:value-type="string">
            <text:p>vanessa.negrete@delphix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vanessa-negrete-9610a984</text:p>
          </table:table-cell>
          <table:table-cell office:value-type="string" calcext:value-type="string">
            <text:p>http://www.delphix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uality Analyst-Manual Testing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Stirsman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kstirsman@deltadental.com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kaye-stirsman-a1b31723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Analyst-Manual Testing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llee@delta.org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lizaleeluk</text:p>
          </table:table-cell>
          <table:table-cell office:value-type="string" calcext:value-type="string">
            <text:p>http://www.deltadentalin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Analyst-Manual Testing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Blankenship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mblankenship@delta.org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allory-blankenship-091a1681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uality Analyst-Manual Testing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Delta Dental Ins.</text:p>
          </table:table-cell>
          <table:table-cell office:value-type="string" calcext:value-type="string">
            <text:p>tingram@delta.org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tobi-ingram-9276502</text:p>
          </table:table-cell>
          <table:table-cell office:value-type="string" calcext:value-type="string">
            <text:p>http://www.deltadentalins.com</text:p>
          </table:table-cell>
          <table:table-cell office:value-type="string" calcext:value-type="string">
            <text:p>Rockli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nd Performance Analyst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ilash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am.bilash@dice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pam-bilash-a604aab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nd Performance Analyst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ce.com</text:p>
          </table:table-cell>
          <table:table-cell table:number-columns-repeated="2" office:value-type="string" calcext:value-type="string">
            <text:p>Recruiter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cruiter.recruiter@dice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recruiter-recruiter-2b118b130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utomation Engineer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gipulsetech.com</text:p>
          </table:table-cell>
          <table:table-cell office:value-type="string" calcext:value-type="string">
            <text:p>Madhavi</text:p>
          </table:table-cell>
          <table:table-cell office:value-type="string" calcext:value-type="string">
            <text:p>Adusumilli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madhavi@digipulsetech.co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dhavi-adusumilli-16bb0224</text:p>
          </table:table-cell>
          <table:table-cell office:value-type="string" calcext:value-type="string">
            <text:p>http://www.digipulsetech.com</text:p>
          </table:table-cell>
          <table:table-cell office:value-type="string" calcext:value-type="string">
            <text:p>Marlboro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Engineer in Test (SDET) 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Yeager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byeager@divisionsinc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http://www.linkedin.com/in/brittany-yeager-msio-shrm-cp-a5979a154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er Engineer in Test (SDET) 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turgil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lsturgil@divisionsinc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http://www.linkedin.com/in/lisa-sturgil-shrm-cp-079407ba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er Engineer in Test (SDET) 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tmitchell@divisionsinc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http://www.linkedin.com/in/taylor-mitchell-3240b4181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er Engineer in Test (SDET) 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Wirthlin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twirthlin@divisionsinc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http://www.linkedin.com/in/taylor-wirthlin-635b7a16a</text:p>
          </table:table-cell>
          <table:table-cell office:value-type="string" calcext:value-type="string">
            <text:p>http://www.divisionsmg.com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 - ETL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adey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ri-dey-8aa9671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 - ETL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Cohn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ccohn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oleencohn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 - ETL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omonic</text:p>
          </table:table-cell>
          <table:table-cell office:value-type="string" calcext:value-type="string">
            <text:p>Accardo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daccardo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omonic-accardo-11483265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Auburn Hill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 - ETL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czuk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dbarczuk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iel-barczuk-a02a46b4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Cytron-Thal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hannah.cytron-thaler@dominodatalab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annah-cytron-thaler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james.cutter@dominodatalab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mescutter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Ingraham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kelli.ingraham@dominodatalab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ellibingraham</text:p>
          </table:table-cell>
          <table:table-cell office:value-type="string" calcext:value-type="string">
            <text:p>http://www.dominodatalab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omino Data Lab</text:p>
          </table:table-cell>
          <table:table-cell office:value-type="string" calcext:value-type="string">
            <text:p>madison.lee@dominodatalab.c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disonvictoria</text:p>
          </table:table-cell>
          <table:table-cell office:value-type="string" calcext:value-type="string">
            <text:p>http://www.dominodatalab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, ML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, Back End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reambox.co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allison@kforce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allisonmgdunbar</text:p>
          </table:table-cell>
          <table:table-cell office:value-type="string" calcext:value-type="string">
            <text:p>http://www.dreambox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DET, Back End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reambox.com</text:p>
          </table:table-cell>
          <table:table-cell office:value-type="string" calcext:value-type="string">
            <text:p>Maleena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maleena.boyd@dreambox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maleena-boyd-008480ab</text:p>
          </table:table-cell>
          <table:table-cell office:value-type="string" calcext:value-type="string">
            <text:p>http://www.dreambox.com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betty.fleming@dt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etty-fleming-326b096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Plattsmouth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Reak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bobbi.reak@dt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obbi-reak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ubingh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jeremy.rubingh@dt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remy-rubingh-phr-7088b518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sheri.washburn@dtn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eri-washburn-0a2ba04</text:p>
          </table:table-cell>
          <table:table-cell office:value-type="string" calcext:value-type="string">
            <text:p>http://www.dtn.com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jpower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jessica-powers-28352632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Bahrenburg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mbahrenburg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monica-bahrenburg-60189a161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william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rebekah-williams-47a19683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lope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office:value-type="string" calcext:value-type="string">
            <text:p>http://www.linkedin.com/in/samantha-lopes-aa830066</text:p>
          </table:table-cell>
          <table:table-cell office:value-type="string" calcext:value-type="string">
            <text:p>http://www.eab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d Automation Engineer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ddaluna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amy.maddaluna@earnest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my-maddaluna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Watchung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d Automation Engineer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david.smith@earnest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david-smith-6054681b8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d Automation Engineer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oone-Witham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sarah.boone-witham@earnest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arahbwitham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d Automation Engineer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victoria.hughes@earnest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victorialhughes</text:p>
          </table:table-cell>
          <table:table-cell office:value-type="string" calcext:value-type="string">
            <text:p>http://www.earnes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utomation Lead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amathew@eitacies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jay-mathew-71b6a9105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utomation Lead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Deepthi</text:p>
          </table:table-cell>
          <table:table-cell office:value-type="string" calcext:value-type="string">
            <text:p>Kundurthi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deepu@eitacies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eepthi-kundurthi-755947ab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utomation Lead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shiva@eitacies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iva-kumar-a665a4106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utomation Lead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Shrav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EITACIES INC</text:p>
          </table:table-cell>
          <table:table-cell office:value-type="string" calcext:value-type="string">
            <text:p>shravan@eitacies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ravan-kumar-a0799a9a</text:p>
          </table:table-cell>
          <table:table-cell office:value-type="string" calcext:value-type="string">
            <text:p>http://www.eitacies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 Manager, Quality Assurance</text:p>
          </table:table-cell>
          <table:table-cell office:value-type="string" calcext:value-type="string">
            <text:p>Elevar Therapeu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evartherapeutics.com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izzi</text:p>
          </table:table-cell>
          <table:table-cell office:value-type="string" calcext:value-type="string">
            <text:p>Elevar Therapeutics</text:p>
          </table:table-cell>
          <table:table-cell office:value-type="string" calcext:value-type="string">
            <text:p>jgizzi@elevartherapeutics.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jennymillergizzi</text:p>
          </table:table-cell>
          <table:table-cell office:value-type="string" calcext:value-type="string">
            <text:p>http://www.elevartherapeutics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 Manager, Quality Assurance</text:p>
          </table:table-cell>
          <table:table-cell office:value-type="string" calcext:value-type="string">
            <text:p>Elevar Therapeu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evartherapeutics.com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Elevar Therapeutics</text:p>
          </table:table-cell>
          <table:table-cell office:value-type="string" calcext:value-type="string">
            <text:p>tphillips@elevartherapeutics.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tedphillipssas</text:p>
          </table:table-cell>
          <table:table-cell office:value-type="string" calcext:value-type="string">
            <text:p>http://www.elevartherapeutics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bjames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andon-joseph-james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ctaylor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rlottetaylor96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mgreene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ckenzieggreene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Shavey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sortiz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aveyortiz</text:p>
          </table:table-cell>
          <table:table-cell office:value-type="string" calcext:value-type="string">
            <text:p>http://www.eliassen.com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issac.horton@emburse.co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isaacdhorton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elletier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jennifer.pelletier@emburse.co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ndoylepellet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sage.moran@emburse.co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agemoran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Software Engineer in Test 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Shaelan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Emburse</text:p>
          </table:table-cell>
          <table:table-cell office:value-type="string" calcext:value-type="string">
            <text:p>shaelan.donovan@emburse.co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haelan</text:p>
          </table:table-cell>
          <table:table-cell office:value-type="string" calcext:value-type="string">
            <text:p>http://www.emburse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Paeplow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kristen.paeplow@empower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paeplow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Mackert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meredith.mackert@empower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meredithmackert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Tomacita</text:p>
          </table:table-cell>
          <table:table-cell office:value-type="string" calcext:value-type="string">
            <text:p>Breackenridge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tomacita.ramirez@empower-retirement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tomacita-ramirez-89035445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Schaad</text:p>
          </table:table-cell>
          <table:table-cell office:value-type="string" calcext:value-type="string">
            <text:p>Empower</text:p>
          </table:table-cell>
          <table:table-cell office:value-type="string" calcext:value-type="string">
            <text:p>valerie.schaad@greatwest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valerie-schaad-15a6637</text:p>
          </table:table-cell>
          <table:table-cell office:value-type="string" calcext:value-type="string">
            <text:p>http://www.empower.com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SDET</text:p>
          </table:table-cell>
          <table:table-cell office:value-type="string" calcext:value-type="string">
            <text:p>Epiq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piqglobal.com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Tejeda</text:p>
          </table:table-cell>
          <table:table-cell office:value-type="string" calcext:value-type="string">
            <text:p>Epiq</text:p>
          </table:table-cell>
          <table:table-cell office:value-type="string" calcext:value-type="string">
            <text:p>debra.tejeda@epiqglobal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debra-tejeda-3812aa3</text:p>
          </table:table-cell>
          <table:table-cell office:value-type="string" calcext:value-type="string">
            <text:p>http://www.epiqglobal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SDET</text:p>
          </table:table-cell>
          <table:table-cell office:value-type="string" calcext:value-type="string">
            <text:p>Epiq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piqglobal.com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Rehmsmeyer</text:p>
          </table:table-cell>
          <table:table-cell office:value-type="string" calcext:value-type="string">
            <text:p>Epiq</text:p>
          </table:table-cell>
          <table:table-cell office:value-type="string" calcext:value-type="string">
            <text:p>jaime.rehmsmeyer@epiqglobal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jaime-rehmsmeyer</text:p>
          </table:table-cell>
          <table:table-cell office:value-type="string" calcext:value-type="string">
            <text:p>http://www.epiqglobal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arivera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licerussi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charvey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ourtney-harvey-564a09194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Chantelle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cmagnan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hantelle-magnan-685a63139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Rosann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rio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rosanna-del-rio-2a7b28132</text:p>
          </table:table-cell>
          <table:table-cell office:value-type="string" calcext:value-type="string">
            <text:p>http://www.evernote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dawn.anderson@evgo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dawnanderson519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elizabeth.laird@evgo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lizlaird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Karren</text:p>
          </table:table-cell>
          <table:table-cell office:value-type="string" calcext:value-type="string">
            <text:p>Fink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karren.fink@evgo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karrenfink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noelle.lewis@evgo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noellelewishrla</text:p>
          </table:table-cell>
          <table:table-cell office:value-type="string" calcext:value-type="string">
            <text:p>http://www.evgo.com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, Quality Assurance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cbarton@evolenthealth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crystal-barton-632593172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, Quality Assurance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mawoods@evolenthealth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megan-woods-80829b6a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, Quality Assurance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tstock@evolenthealth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teri-stock-phr-64b739b</text:p>
          </table:table-cell>
          <table:table-cell office:value-type="string" calcext:value-type="string">
            <text:p>http://www.evolenthealth.com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cbhealthny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amanda.saul@fcb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amanda-saul-6b7777a3</text:p>
          </table:table-cell>
          <table:table-cell office:value-type="string" calcext:value-type="string">
            <text:p>http://www.fcbhealthny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cbhealthny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ellmann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emma.hellmann@fcb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emma-hellmann</text:p>
          </table:table-cell>
          <table:table-cell office:value-type="string" calcext:value-type="string">
            <text:p>http://www.fcbhealthny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cbhealthny.com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FCB Health</text:p>
          </table:table-cell>
          <table:table-cell office:value-type="string" calcext:value-type="string">
            <text:p>hannah.williams@fcb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hannah-williams-52184a165</text:p>
          </table:table-cell>
          <table:table-cell office:value-type="string" calcext:value-type="string">
            <text:p>http://www.fcbhealthny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Quality Analyst 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Minnick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dminnick@fleetio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danielle-minnick-a46b289b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Analyst 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cCord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hmccord@fleetio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annah-mccord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Analyst 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Tabby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tbrock@fleetio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abbybrock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Analyst 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Soniat</text:p>
          </table:table-cell>
          <table:table-cell office:value-type="string" calcext:value-type="string">
            <text:p>Fleetio</text:p>
          </table:table-cell>
          <table:table-cell office:value-type="string" calcext:value-type="string">
            <text:p>wsoniat@fleetio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wendysoniat</text:p>
          </table:table-cell>
          <table:table-cell office:value-type="string" calcext:value-type="string">
            <text:p>http://www.fleetio.co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danielle.flynn@forcepoin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danielle-flynn-m-s-shrm-cp-b9a00585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haley.pratte@forcepoin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aley-peers-471bbb92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heather.johnson@forcepoin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eather-johnson-sphr-3876a16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utter</text:p>
          </table:table-cell>
          <table:table-cell office:value-type="string" calcext:value-type="string">
            <text:p>Forcepoint</text:p>
          </table:table-cell>
          <table:table-cell office:value-type="string" calcext:value-type="string">
            <text:p>sophie.sutter@forcepoin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ophiesutter</text:p>
          </table:table-cell>
          <table:table-cell office:value-type="string" calcext:value-type="string">
            <text:p>http://www.forcepoint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Fortn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tna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tepp</text:p>
          </table:table-cell>
          <table:table-cell office:value-type="string" calcext:value-type="string">
            <text:p>Fortna</text:p>
          </table:table-cell>
          <table:table-cell office:value-type="string" calcext:value-type="string">
            <text:p>christinestepp_ctr@fortna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christine-stepp-shrm-cp-8152b526</text:p>
          </table:table-cell>
          <table:table-cell office:value-type="string" calcext:value-type="string">
            <text:p>http://www.fortna.com</text:p>
          </table:table-cell>
          <table:table-cell office:value-type="string" calcext:value-type="string">
            <text:p>Acwort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Fortn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ortna.co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Hillsman</text:p>
          </table:table-cell>
          <table:table-cell office:value-type="string" calcext:value-type="string">
            <text:p>Fortna</text:p>
          </table:table-cell>
          <table:table-cell office:value-type="string" calcext:value-type="string">
            <text:p>jeannehillsman@fortna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jeannehillsman6</text:p>
          </table:table-cell>
          <table:table-cell office:value-type="string" calcext:value-type="string">
            <text:p>http://www.fortna.com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Engineer</text:p>
          </table:table-cell>
          <table:table-cell office:value-type="string" calcext:value-type="string">
            <text:p>Frontdoor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rontdoorhome.com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Frontdoor, Inc.</text:p>
          </table:table-cell>
          <table:table-cell office:value-type="string" calcext:value-type="string">
            <text:p>darrin.lay@frontdoorhome.c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http://www.linkedin.com/in/darrin-lay-3385616</text:p>
          </table:table-cell>
          <table:table-cell office:value-type="string" calcext:value-type="string">
            <text:p>http://www.frontdoorhome.com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Burgoon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kburgoon@fusionrm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tie-burgoon-5354a511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lchow@fusionrm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indsay-chow-b4429589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lgould@fusionrm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isagould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Fusion Risk Management</text:p>
          </table:table-cell>
          <table:table-cell office:value-type="string" calcext:value-type="string">
            <text:p>mdavenport@fusionrm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rk-davenport-8512bb15</text:p>
          </table:table-cell>
          <table:table-cell office:value-type="string" calcext:value-type="string">
            <text:p>http://www.fusionrm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 </text:p>
          </table:table-cell>
          <table:table-cell office:value-type="string" calcext:value-type="string">
            <text:p>Ganaz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anaz.com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Ganaz, Inc.</text:p>
          </table:table-cell>
          <table:table-cell office:value-type="string" calcext:value-type="string">
            <text:p>alexia@ganaz.c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alexiadaly</text:p>
          </table:table-cell>
          <table:table-cell office:value-type="string" calcext:value-type="string">
            <text:p>http://www.ganaz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Faisal</text:p>
          </table:table-cell>
          <table:table-cell office:value-type="string" calcext:value-type="string">
            <text:p>Bhuiyan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faisal.bhuiyan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faisal-bhuiyan-477946193</text:p>
          </table:table-cell>
          <table:table-cell office:value-type="string" calcext:value-type="string">
            <text:p>http://www.gcsrecruitmen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l.castillo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luis-castillo-35719b224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Katiya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prakhar.katiyar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prakhar-katiyar-93007ba1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csrecruitment.com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sophie.harris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ophie-harris-3b285b70</text:p>
          </table:table-cell>
          <table:table-cell office:value-type="string" calcext:value-type="string">
            <text:p>http://www.gcsrecruitmen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end QA Engineer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Adeyemi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keem.adeyemi@gemini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keemadeyemi</text:p>
          </table:table-cell>
          <table:table-cell office:value-type="string" calcext:value-type="string">
            <text:p>http://www.gemini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end QA Engineer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Nakamur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lain.nakamura@gemini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lain-nakamura-8017513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end QA Engineer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lexandra.baker@gemini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lexandra-baker-b392aa181</text:p>
          </table:table-cell>
          <table:table-cell office:value-type="string" calcext:value-type="string">
            <text:p>http://www.gemini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end QA Engineer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Alissa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lissa.hebert@gemini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lissahebert</text:p>
          </table:table-cell>
          <table:table-cell office:value-type="string" calcext:value-type="string">
            <text:p>http://www.gemini.com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cbacon@geosolinc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ndace-r-bacon-128a07100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csanne@geosolinc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sanne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jsilva@geosolinc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nnarsilva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Stonecipher</text:p>
          </table:table-cell>
          <table:table-cell office:value-type="string" calcext:value-type="string">
            <text:p>Geographic Solutions, Inc.</text:p>
          </table:table-cell>
          <table:table-cell office:value-type="string" calcext:value-type="string">
            <text:p>vstonecipher@geographicsolutions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vicki-bramblett-stonecipher-0267043</text:p>
          </table:table-cell>
          <table:table-cell office:value-type="string" calcext:value-type="string">
            <text:p>http://www.geographicsolutions.com</text:p>
          </table:table-cell>
          <table:table-cell office:value-type="string" calcext:value-type="string">
            <text:p>Palm Harbo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t-carrot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alex.la@get-carrot.c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alexander-la-0a14a2134</text:p>
          </table:table-cell>
          <table:table-cell office:value-type="string" calcext:value-type="string">
            <text:p>http://www.get-carro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t-carrot.com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gabriella.pfeffer@get-carrot.c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gabriellapfeffer</text:p>
          </table:table-cell>
          <table:table-cell office:value-type="string" calcext:value-type="string">
            <text:p>http://www.get-carro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t-carrot.com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Flippen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kristina.flippen@get-carrot.c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kristinaflippen</text:p>
          </table:table-cell>
          <table:table-cell office:value-type="string" calcext:value-type="string">
            <text:p>http://www.get-carro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et-carrot.com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Carrot Fertility</text:p>
          </table:table-cell>
          <table:table-cell office:value-type="string" calcext:value-type="string">
            <text:p>lauri.armstrong@get-carrot.c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armstr09</text:p>
          </table:table-cell>
          <table:table-cell office:value-type="string" calcext:value-type="string">
            <text:p>http://www.get-carrot.com</text:p>
          </table:table-cell>
          <table:table-cell office:value-type="string" calcext:value-type="string">
            <text:p>Hockessin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Automation Engineer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abrown@ginkgobiowork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alana-brown-550508174</text:p>
          </table:table-cell>
          <table:table-cell office:value-type="string" calcext:value-type="string">
            <text:p>http://www.ginkgobiowork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Automation Engineer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Weissbratten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dweissbratten@ginkgobiowork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darrenweissbratten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Automation Engineer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teen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lsteen@ginkgobiowork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laurasteen1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Automation Engineer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Gzehoviak</text:p>
          </table:table-cell>
          <table:table-cell office:value-type="string" calcext:value-type="string">
            <text:p>Ginkgo Bioworks, Inc.</text:p>
          </table:table-cell>
          <table:table-cell office:value-type="string" calcext:value-type="string">
            <text:p>pgzehoviak@ginkgobiowork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pamela-gzehoviak-37a28127</text:p>
          </table:table-cell>
          <table:table-cell office:value-type="string" calcext:value-type="string">
            <text:p>http://www.ginkgobiowork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Analyst</text:p>
          </table:table-cell>
          <table:table-cell office:value-type="string" calcext:value-type="string">
            <text:p>Accelerated Enrollm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lobalaes.co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Accelerated Enrollment Solutions</text:p>
          </table:table-cell>
          <table:table-cell office:value-type="string" calcext:value-type="string">
            <text:p>molly.gibson@globalae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http://www.linkedin.com/in/molly-gibson-ms-sphr-b1a28954</text:p>
          </table:table-cell>
          <table:table-cell office:value-type="string" calcext:value-type="string">
            <text:p>http://www.globalaes.com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Engineer - Automation</text:p>
          </table:table-cell>
          <table:table-cell office:value-type="string" calcext:value-type="string">
            <text:p>GovC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govcio.com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GovCIO</text:p>
          </table:table-cell>
          <table:table-cell office:value-type="string" calcext:value-type="string">
            <text:p>donna.stanley@govcio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onna-stanley-09b0991b4</text:p>
          </table:table-cell>
          <table:table-cell office:value-type="string" calcext:value-type="string">
            <text:p>http://www.govcio.com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utomation QA Engineer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ellofyllo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iyer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alexandra.aiyer@hellofyllo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lexandraaiyer</text:p>
          </table:table-cell>
          <table:table-cell office:value-type="string" calcext:value-type="string">
            <text:p>http://www.hellofyllo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A Engineer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ellofyllo.com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Magnani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mat.magnani@hellofyllo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thewmagnani</text:p>
          </table:table-cell>
          <table:table-cell office:value-type="string" calcext:value-type="string">
            <text:p>http://www.hellofyllo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A Engineer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ellofyllo.com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Felter</text:p>
          </table:table-cell>
          <table:table-cell office:value-type="string" calcext:value-type="string">
            <text:p>Fyllo</text:p>
          </table:table-cell>
          <table:table-cell office:value-type="string" calcext:value-type="string">
            <text:p>tracey@hellofyllo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racey-felter</text:p>
          </table:table-cell>
          <table:table-cell office:value-type="string" calcext:value-type="string">
            <text:p>http://www.hellofyllo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inewton@hginsights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issac-newton-882091206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jasmine.salinas@hginsights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sminesalinas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O'Neil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kelly.oneil@hginsights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oneil1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Marl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HG Insights</text:p>
          </table:table-cell>
          <table:table-cell office:value-type="string" calcext:value-type="string">
            <text:p>marlo.ramirez@hginsights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rloramirez</text:p>
          </table:table-cell>
          <table:table-cell office:value-type="string" calcext:value-type="string">
            <text:p>http://www.hginsights.com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Hungryroo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ungryroot.com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Mesirow</text:p>
          </table:table-cell>
          <table:table-cell office:value-type="string" calcext:value-type="string">
            <text:p>Hungryroot</text:p>
          </table:table-cell>
          <table:table-cell office:value-type="string" calcext:value-type="string">
            <text:p>zoe@hungryroot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http://www.linkedin.com/in/zoe-mesirow-a48053bb</text:p>
          </table:table-cell>
          <table:table-cell office:value-type="string" calcext:value-type="string">
            <text:p>http://www.hungryroo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Control Specialist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elizabeth.henderson@huntington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elizabethhendersongvsu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Control Specialist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lackmon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kelly.blackmon@huntington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kelly-blackmon-09a4b57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Control Specialist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Hild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kimberly.e.hild@huntington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kimberly-hild-1a7a8a146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Control Specialist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Hager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michelle.hager@huntington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michelle-hager-a20023a</text:p>
          </table:table-cell>
          <table:table-cell office:value-type="string" calcext:value-type="string">
            <text:p>http://www.huntington.com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Addie</text:p>
          </table:table-cell>
          <table:table-cell office:value-type="string" calcext:value-type="string">
            <text:p>Emerine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addie.emerine@hyland.com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ddie-emerine-mba-a2846031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Westla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carly.harvey@hyland.com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arly-harvey-62a5721b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Wallenhorst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dan.wallenhorst@hyland.com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dan-wallenhorst-54742928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Westla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Vinka</text:p>
          </table:table-cell>
          <table:table-cell office:value-type="string" calcext:value-type="string">
            <text:p>Brkovic</text:p>
          </table:table-cell>
          <table:table-cell office:value-type="string" calcext:value-type="string">
            <text:p>Hyland</text:p>
          </table:table-cell>
          <table:table-cell office:value-type="string" calcext:value-type="string">
            <text:p>vinka.brkovic@hyland.com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vinka-brkovic-0629</text:p>
          </table:table-cell>
          <table:table-cell office:value-type="string" calcext:value-type="string">
            <text:p>http://www.hyland.com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andrew.smith@iboss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andrew-smith-102509134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Thayer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megan.thayer@iboss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megan-thayer-shrm-cp-26768692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recruiting.team@iboss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recruiting-team-2-798008134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iboss</text:p>
          </table:table-cell>
          <table:table-cell office:value-type="string" calcext:value-type="string">
            <text:p>samantha.burton@iboss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samantha-burton-mhrm-shrm-cp-330659106</text:p>
          </table:table-cell>
          <table:table-cell office:value-type="string" calcext:value-type="string">
            <text:p>http://www.iboss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A Engineer <text:s/>Automation <text:s/>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hsmarkit.com</text:p>
          </table:table-cell>
          <table:table-cell office:value-type="string" calcext:value-type="string">
            <text:p>Addie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addie.graham@ihsmarkit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addie-graham-0a797569</text:p>
          </table:table-cell>
          <table:table-cell office:value-type="string" calcext:value-type="string">
            <text:p>http://www.ihsmarki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A Engineer <text:s/>Automation <text:s/>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hsmarkit.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sika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ben.mesika@ihsmarkit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mesika</text:p>
          </table:table-cell>
          <table:table-cell office:value-type="string" calcext:value-type="string">
            <text:p>http://www.ihsmarki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A Engineer <text:s/>Automation <text:s/>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hsmarkit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Nugteren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christopher.nugteren@ihsmarkit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chrisnugteren</text:p>
          </table:table-cell>
          <table:table-cell office:value-type="string" calcext:value-type="string">
            <text:p>http://www.ihsmarki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A Engineer <text:s/>Automation <text:s/>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hsmarkit.com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Lansberg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eduardo.lansberg@ihsmarkit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eduardo-lansberg-1b834310</text:p>
          </table:table-cell>
          <table:table-cell office:value-type="string" calcext:value-type="string">
            <text:p>http://www.ihsmarki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iN2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2l.com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Kunert</text:p>
          </table:table-cell>
          <table:table-cell office:value-type="string" calcext:value-type="string">
            <text:p>iN2L</text:p>
          </table:table-cell>
          <table:table-cell office:value-type="string" calcext:value-type="string">
            <text:p>okunert@in2l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oliviakunert</text:p>
          </table:table-cell>
          <table:table-cell office:value-type="string" calcext:value-type="string">
            <text:p>http://www.in2l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 <text:s/>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Degouveia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jdegouveia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ade-degouveia-a0a593228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 <text:s/>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jfarrell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farrelljimmy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Bellmor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 <text:s/>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jgree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anae-green-56959aa7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 <text:s/>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finity-cs.com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thornto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ryan-thornton-83070455</text:p>
          </table:table-cell>
          <table:table-cell office:value-type="string" calcext:value-type="string">
            <text:p>http://www.infinity-c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utomation QA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eleanor.collins@insightglobal.com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eleanor-collins-b6337b189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utomation QA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Beckman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emily.beckman@insightglobal.ne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emily-beckman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utomation QA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anster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nick.ganster@insightglobal.com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nickganster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Automation QA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Singley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wil.singley@insightglobal.ne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wilsingley</text:p>
          </table:table-cell>
          <table:table-cell office:value-type="string" calcext:value-type="string">
            <text:p>http://www.insightglobal.co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Software Quality Assurance Engineer ( / Flexible)</text:p>
          </table:table-cell>
          <table:table-cell office:value-type="string" calcext:value-type="string">
            <text:p>Insulet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ulet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Hanlon</text:p>
          </table:table-cell>
          <table:table-cell office:value-type="string" calcext:value-type="string">
            <text:p>Insulet Corporation</text:p>
          </table:table-cell>
          <table:table-cell office:value-type="string" calcext:value-type="string">
            <text:p>chanlon@insule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cheryl-hanlon-1b485718</text:p>
          </table:table-cell>
          <table:table-cell office:value-type="string" calcext:value-type="string">
            <text:p>http://www.insulet.com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Software Quality Assurance Engineer ( / Flexible)</text:p>
          </table:table-cell>
          <table:table-cell office:value-type="string" calcext:value-type="string">
            <text:p>Insulet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sulet.com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Insulet Corporation</text:p>
          </table:table-cell>
          <table:table-cell office:value-type="string" calcext:value-type="string">
            <text:p>sfalcone@insule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sara-falcone-95081218b</text:p>
          </table:table-cell>
          <table:table-cell office:value-type="string" calcext:value-type="string">
            <text:p>http://www.insulet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uality Engineer</text:p>
          </table:table-cell>
          <table:table-cell office:value-type="string" calcext:value-type="string">
            <text:p>Intertech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ntertech.com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alisewski</text:p>
          </table:table-cell>
          <table:table-cell office:value-type="string" calcext:value-type="string">
            <text:p>Intertech, Inc.</text:p>
          </table:table-cell>
          <table:table-cell office:value-type="string" calcext:value-type="string">
            <text:p>bgalisewski@intertech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aun-galisewski</text:p>
          </table:table-cell>
          <table:table-cell office:value-type="string" calcext:value-type="string">
            <text:p>http://www.intertech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tems Test Engineer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antuzzi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afantuzzi@irhythmtech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nn-burdi-fantuzzi-4270aa1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Test Engineer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Ahle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ahlee.lewis@irhythmtech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hlee-lewis-36578b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Test Engineer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tayner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alex.stayner@irhythmtech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lex-stayner-a5178420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Test Engineer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camille.brooks@irhythmtech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camillebrooks</text:p>
          </table:table-cell>
          <table:table-cell office:value-type="string" calcext:value-type="string">
            <text:p>http://www.irhythmtech.com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Quality Engineer (SDET)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charlie@ironcladapp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rrisonsalesforce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Engineer (SDET)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Chino</text:p>
          </table:table-cell>
          <table:table-cell office:value-type="string" calcext:value-type="string">
            <text:p>Chasakara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chino.chasakara@ironcladhq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ino-chasakara-56075990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Engineer (SDET)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Lindsie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lindsie.mcknight@ironcladhq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indsie-mcknight-2b09a8140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Quality Engineer (SDET)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Ironclad</text:p>
          </table:table-cell>
          <table:table-cell office:value-type="string" calcext:value-type="string">
            <text:p>stephanie.tan@ironcladapp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ephanie-tan-49928135</text:p>
          </table:table-cell>
          <table:table-cell office:value-type="string" calcext:value-type="string">
            <text:p>http://www.ironcladapp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isolv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solvedhcm.com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solved</text:p>
          </table:table-cell>
          <table:table-cell office:value-type="string" calcext:value-type="string">
            <text:p>bwhite@isolvedhcm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bwhite476</text:p>
          </table:table-cell>
          <table:table-cell office:value-type="string" calcext:value-type="string">
            <text:p>http://www.isolvedhcm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IT Trailblazer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IT Trailblazers, LLC</text:p>
          </table:table-cell>
          <table:table-cell office:value-type="string" calcext:value-type="string">
            <text:p>dwayne@ittblazers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wayne-johnson-8806a762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North Brunswick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IT Trailblazer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Karishma</text:p>
          </table:table-cell>
          <table:table-cell office:value-type="string" calcext:value-type="string">
            <text:p>Sheth</text:p>
          </table:table-cell>
          <table:table-cell office:value-type="string" calcext:value-type="string">
            <text:p>IT Trailblazers, LLC</text:p>
          </table:table-cell>
          <table:table-cell office:value-type="string" calcext:value-type="string">
            <text:p>karishma.p@ittblazers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rishma-p-sheth-5866791b0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Woodbridge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IT Trailblazer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Madesh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T Trailblazers, LLC</text:p>
          </table:table-cell>
          <table:table-cell office:value-type="string" calcext:value-type="string">
            <text:p>madesh@ittblazers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desh-maddy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North Brunswick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IT Trailblazer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Rash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Trailblazers, LLC</text:p>
          </table:table-cell>
          <table:table-cell office:value-type="string" calcext:value-type="string">
            <text:p>rashmi.n@ittblazers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shmi-n-375a1913b</text:p>
          </table:table-cell>
          <table:table-cell office:value-type="string" calcext:value-type="string">
            <text:p>http://www.ittblazers.com</text:p>
          </table:table-cell>
          <table:table-cell office:value-type="string" calcext:value-type="string">
            <text:p>North Brunswick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Software QA Automation Engineer - Cloud Platform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Britany</text:p>
          </table:table-cell>
          <table:table-cell office:value-type="string" calcext:value-type="string">
            <text:p>Mattingly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bmattingly@jackhenry.com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britany-mattingly-67a213168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Software QA Automation Engineer - Cloud Platform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Westenberg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kewestenberg@jackhenry.com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tie-westenberg-677850b7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Software QA Automation Engineer - Cloud Platform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Higley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khigley@jackhenry.com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senia-higley-phr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Software QA Automation Engineer - Cloud Platform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Faigle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mfaigle@jackhenry.com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megpurcell</text:p>
          </table:table-cell>
          <table:table-cell office:value-type="string" calcext:value-type="string">
            <text:p>http://www.jackhenry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Khor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khoros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Schwerdtfeger</text:p>
          </table:table-cell>
          <table:table-cell office:value-type="string" calcext:value-type="string">
            <text:p>Khoros</text:p>
          </table:table-cell>
          <table:table-cell office:value-type="string" calcext:value-type="string">
            <text:p>kimberly.schwer@khoros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imberly-schwerdtfeger-sphr-13604924</text:p>
          </table:table-cell>
          <table:table-cell office:value-type="string" calcext:value-type="string">
            <text:p>http://www.khoros.com</text:p>
          </table:table-cell>
          <table:table-cell office:value-type="string" calcext:value-type="string">
            <text:p>Jensen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 <text:s/></text:p>
          </table:table-cell>
          <table:table-cell office:value-type="string" calcext:value-type="string">
            <text:p>LogicManag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ogicmanager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iantedosi</text:p>
          </table:table-cell>
          <table:table-cell office:value-type="string" calcext:value-type="string">
            <text:p>LogicManager</text:p>
          </table:table-cell>
          <table:table-cell office:value-type="string" calcext:value-type="string">
            <text:p>julia.piantedosi@logicmanager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ulia-piantedosi-021408a9</text:p>
          </table:table-cell>
          <table:table-cell office:value-type="string" calcext:value-type="string">
            <text:p>http://www.logicmanager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 <text:s/></text:p>
          </table:table-cell>
          <table:table-cell office:value-type="string" calcext:value-type="string">
            <text:p>LogicManag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ogicmanager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LogicManager</text:p>
          </table:table-cell>
          <table:table-cell office:value-type="string" calcext:value-type="string">
            <text:p>lauren.voigt@logicmanager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auren-voigt</text:p>
          </table:table-cell>
          <table:table-cell office:value-type="string" calcext:value-type="string">
            <text:p>http://www.logicmanager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ogicworks.com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gjohnson@logicworks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giawannabernicejohnson</text:p>
          </table:table-cell>
          <table:table-cell office:value-type="string" calcext:value-type="string">
            <text:p>http://www.logicwork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ogicworks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owle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jcowle@logicworks.n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ssica-cowle</text:p>
          </table:table-cell>
          <table:table-cell office:value-type="string" calcext:value-type="string">
            <text:p>http://www.logicwork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ogicworks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rum</text:p>
          </table:table-cell>
          <table:table-cell office:value-type="string" calcext:value-type="string">
            <text:p>Logicworks</text:p>
          </table:table-cell>
          <table:table-cell office:value-type="string" calcext:value-type="string">
            <text:p>pcorum@logicworks.n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atricia-a-corum-a01aa12a</text:p>
          </table:table-cell>
          <table:table-cell office:value-type="string" calcext:value-type="string">
            <text:p>http://www.logicworks.com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r Manual QA Engineer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bryanr@tspersonnel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yan-rider-4843a118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ular Manual QA Engineer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nmoha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jbenmoha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an-bush-benmoha-a557026</text:p>
          </table:table-cell>
          <table:table-cell office:value-type="string" calcext:value-type="string">
            <text:p>http://www.luxof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ular Manual QA Engineer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mdandrew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kedandrew</text:p>
          </table:table-cell>
          <table:table-cell office:value-type="string" calcext:value-type="string">
            <text:p>http://www.luxof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ular Manual QA Engineer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Panchal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ppanchal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arth-panchal-b18b3940</text:p>
          </table:table-cell>
          <table:table-cell office:value-type="string" calcext:value-type="string">
            <text:p>http://www.luxoft.com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dicalsolutions.co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McElmury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allison.mcelmury@medicalsolutions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lison-mcelmury</text:p>
          </table:table-cell>
          <table:table-cell office:value-type="string" calcext:value-type="string">
            <text:p>http://www.medicalsolutions.com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dicalsolutions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eeden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stephanie.weeden@medicalsolutions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tephanieweeden</text:p>
          </table:table-cell>
          <table:table-cell office:value-type="string" calcext:value-type="string">
            <text:p>http://www.medicalsolutions.com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eize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ally.meize@menlosecurity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allymeize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Jouvenat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amanda.jouvenat@menlosecurity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ajouvenat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jenna.roman@menlosecurity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jenna-roman-mba-b67374185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Karthiga</text:p>
          </table:table-cell>
          <table:table-cell office:value-type="string" calcext:value-type="string">
            <text:p>Muruganandam</text:p>
          </table:table-cell>
          <table:table-cell office:value-type="string" calcext:value-type="string">
            <text:p>Menlo Security Inc.</text:p>
          </table:table-cell>
          <table:table-cell office:value-type="string" calcext:value-type="string">
            <text:p>karthiga.muruganandam@menlosecurity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karthiga-selvi-muruganandam-79a95a36</text:p>
          </table:table-cell>
          <table:table-cell office:value-type="string" calcext:value-type="string">
            <text:p>http://www.menlosecurity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Test Engineer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agalloway@metrostarsystems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rew-galloway-891306127</text:p>
          </table:table-cell>
          <table:table-cell office:value-type="string" calcext:value-type="string">
            <text:p>http://www.metrostar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Test Engineer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dpeterson@metrostarsystems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ebbie-s-peterson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Test Engineer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aury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klaury@metrostarsystems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ren-laury-7874494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Test Engineer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MetroStar</text:p>
          </table:table-cell>
          <table:table-cell office:value-type="string" calcext:value-type="string">
            <text:p>tnelson@metrostarsystems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ecruitertaranelson</text:p>
          </table:table-cell>
          <table:table-cell office:value-type="string" calcext:value-type="string">
            <text:p>http://www.metrostar.com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/SDK Test Engineer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iteksystems.co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jhicks@miteksystems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udith-ohrn-hicks-5809151</text:p>
          </table:table-cell>
          <table:table-cell office:value-type="string" calcext:value-type="string">
            <text:p>http://www.miteksystems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/SDK Test Engineer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iteksystems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dgington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tedgington@miteksystems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edgington</text:p>
          </table:table-cell>
          <table:table-cell office:value-type="string" calcext:value-type="string">
            <text:p>http://www.miteksystems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Larimer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kate.larimer@myriad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katelarimer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Kend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kbaron@myriad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kenda-baron-03a9887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Myranda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randa.means@myriad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myranda-means-1232b6133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rachel.jones@myriad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racheljones1026</text:p>
          </table:table-cell>
          <table:table-cell office:value-type="string" calcext:value-type="string">
            <text:p>http://www.myriad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2"/>Java #1809 (US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Ruck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cora@narvar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ora-ruck-3a728446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jena.vargas@narvar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drjenavargas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oughlin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samantha.loughlin@narvar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amantha-loughlin-b813a730</text:p>
          </table:table-cell>
          <table:table-cell office:value-type="string" calcext:value-type="string">
            <text:p>http://www.narvar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Z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Narvar</text:p>
          </table:table-cell>
          <table:table-cell office:value-type="string" calcext:value-type="string">
            <text:p>zara.lozano@narvar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zara-lozano</text:p>
          </table:table-cell>
          <table:table-cell office:value-type="string" calcext:value-type="string">
            <text:p>http://www.narvar.com</text:p>
          </table:table-cell>
          <table:table-cell office:value-type="string" calcext:value-type="string">
            <text:p>South 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jjackson@natera.com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jenna-jackson-9a96a4b7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mcruz@natera.com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marlon-cruz-b43888178</text:p>
          </table:table-cell>
          <table:table-cell office:value-type="string" calcext:value-type="string">
            <text:p>http://www.natera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ausey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scausey@natera.com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stephen-causey-b49b15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Sophanarath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sjohnson@natera.com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sophanarath-r-johnson-63685756</text:p>
          </table:table-cell>
          <table:table-cell office:value-type="string" calcext:value-type="string">
            <text:p>http://www.natera.com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Keylo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alex@navtechusa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ex-keylor-829844171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Rolling Meadow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david@navtechusa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vid-miller-7a413421b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Rolling Meadow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harry@navtechusa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harry-wilson-5081151a4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formance Teste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AVTECH INC</text:p>
          </table:table-cell>
          <table:table-cell office:value-type="string" calcext:value-type="string">
            <text:p>sarah@navtechusa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rah-taylor-%e2%9c%94%ef%b8%8f-091986165</text:p>
          </table:table-cell>
          <table:table-cell office:value-type="string" calcext:value-type="string">
            <text:p>http://www.navtechusa.com</text:p>
          </table:table-cell>
          <table:table-cell office:value-type="string" calcext:value-type="string">
            <text:p>Rolling Meadow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A Programmer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amanda_brown@ncci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amanda-brown-shrm-cp-1aa44654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Programmer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Hankes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brenda_hankes@ncci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brenda-hankes-62412ab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Programmer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mark_a_johnson@ncci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ark-johnson-634b435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A Programmer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NCCI</text:p>
          </table:table-cell>
          <table:table-cell office:value-type="string" calcext:value-type="string">
            <text:p>nicole_bridges@ncci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nicole-bridges-6022a3104</text:p>
          </table:table-cell>
          <table:table-cell office:value-type="string" calcext:value-type="string">
            <text:p>http://www.ncci.com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courtney.bennett@netcracker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courtney-bennett-phr-0494985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Perova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elena.perova@netcracker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elena-perova-8a55aa204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Spidle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kerry.spidle@netcracker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kerry-spidle-2419514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Lili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Netcracker Technology</text:p>
          </table:table-cell>
          <table:table-cell office:value-type="string" calcext:value-type="string">
            <text:p>lili.jacob@netcracker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lili-jacob-ba548072</text:p>
          </table:table-cell>
          <table:table-cell office:value-type="string" calcext:value-type="string">
            <text:p>http://www.netcracker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 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Bowersox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holly.bowersox@nethealth.c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olly-bowersox-406405b4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 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Jesmer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kayla.jesmer@nethealth.c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yla-jesmer-02b9bb66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 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rachel.irwin@nethealth.c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rachelnrust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 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et Health</text:p>
          </table:table-cell>
          <table:table-cell office:value-type="string" calcext:value-type="string">
            <text:p>tania.russell@nethealth.c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ania-russell-549216199</text:p>
          </table:table-cell>
          <table:table-cell office:value-type="string" calcext:value-type="string">
            <text:p>http://www.nethealth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amber.bonnet@nafinc.co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mber-bonnet-519495171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amber.braun@nafinc.co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mber-braun-a8361114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leigh.conway@nafinc.co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eigh-m-conway-a3322113b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New American Funding</text:p>
          </table:table-cell>
          <table:table-cell office:value-type="string" calcext:value-type="string">
            <text:p>michelle.araujo@nafinc.co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michelle-araujo-9b9a5959</text:p>
          </table:table-cell>
          <table:table-cell office:value-type="string" calcext:value-type="string">
            <text:p>http://www.newamericanfunding.com</text:p>
          </table:table-cell>
          <table:table-cell office:value-type="string" calcext:value-type="string">
            <text:p>Fountain Val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, Quality Assurance</text:p>
          </table:table-cell>
          <table:table-cell office:value-type="string" calcext:value-type="string">
            <text:p>New Century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centuryhealth.com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Crispen</text:p>
          </table:table-cell>
          <table:table-cell office:value-type="string" calcext:value-type="string">
            <text:p>New Century Health</text:p>
          </table:table-cell>
          <table:table-cell office:value-type="string" calcext:value-type="string">
            <text:p>mcrispen@newcenturyhealth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mona-crispen-b6233516a</text:p>
          </table:table-cell>
          <table:table-cell office:value-type="string" calcext:value-type="string">
            <text:p>http://www.newcenturyhealth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Leggett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brian.leggett@newwave.i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ian-leggett-4a40159b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Gambrill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Carlet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carlett.brown@newwave.i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rlett-brown-71b57b130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Elkridg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jess.cochran@newwave.i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sscochranmsc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Noralyn</text:p>
          </table:table-cell>
          <table:table-cell office:value-type="string" calcext:value-type="string">
            <text:p>Talavera</text:p>
          </table:table-cell>
          <table:table-cell office:value-type="string" calcext:value-type="string">
            <text:p>NewWave Telecom &amp; Technologies, Inc.</text:p>
          </table:table-cell>
          <table:table-cell office:value-type="string" calcext:value-type="string">
            <text:p>ntalavera@belfastvalley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oralyn-talavera-21558a6b</text:p>
          </table:table-cell>
          <table:table-cell office:value-type="string" calcext:value-type="string">
            <text:p>http://www.newwave.io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gabi.smith@nextiva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gabi-smith-445a8013a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melissa.arellano@nextiva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elissa-arellano-13120b112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Shalimar</text:p>
          </table:table-cell>
          <table:table-cell office:value-type="string" calcext:value-type="string">
            <text:p>Schaeffer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shalimar.schaeffer@nextiva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alimar-schaeffer-a3a0b1132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Nocchi</text:p>
          </table:table-cell>
          <table:table-cell office:value-type="string" calcext:value-type="string">
            <text:p>Nextiva</text:p>
          </table:table-cell>
          <table:table-cell office:value-type="string" calcext:value-type="string">
            <text:p>trevor.nocchi@nextiva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revor-nocchi-590639110</text:p>
          </table:table-cell>
          <table:table-cell office:value-type="string" calcext:value-type="string">
            <text:p>http://www.nextiva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Saia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christi@noredink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christisaia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Marne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marnee.richardson@noredink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marn%c3%a9e-richardson-39b16b5a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Tac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tacy@noredink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tacy-reading-69093685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Truong</text:p>
          </table:table-cell>
          <table:table-cell office:value-type="string" calcext:value-type="string">
            <text:p>NoRedInk</text:p>
          </table:table-cell>
          <table:table-cell office:value-type="string" calcext:value-type="string">
            <text:p>tammy@noredink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http://www.linkedin.com/in/tammy-truong-3a6a76199</text:p>
          </table:table-cell>
          <table:table-cell office:value-type="string" calcext:value-type="string">
            <text:p>http://www.noredink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Test Specialist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abrown1@nts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nnembrown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Specialist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Goldring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agoldring@nts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ndreagoldring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Specialist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Bret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bfischer@nts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retfischer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Test Specialist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etsmart</text:p>
          </table:table-cell>
          <table:table-cell office:value-type="string" calcext:value-type="string">
            <text:p>gbrown@nts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gary-brown-1a75aa1</text:p>
          </table:table-cell>
          <table:table-cell office:value-type="string" calcext:value-type="string">
            <text:p>http://www.ntst.com</text:p>
          </table:table-cell>
          <table:table-cell office:value-type="string" calcext:value-type="string">
            <text:p>Leawood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Dicicco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edicicco@onestreamsoftw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erin-dicicco-5b8124148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Byrd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jbyrd@onestreamsoftw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ke-byrd-7968701bb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daus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kmadaus@onestreamsoftw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evin-madaus-41450bb7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Engineer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ainey</text:p>
          </table:table-cell>
          <table:table-cell office:value-type="string" calcext:value-type="string">
            <text:p>OneStream Software</text:p>
          </table:table-cell>
          <table:table-cell office:value-type="string" calcext:value-type="string">
            <text:p>lrainey@onestreamsoftw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ucas-rainey-a122221ba</text:p>
          </table:table-cell>
          <table:table-cell office:value-type="string" calcext:value-type="string">
            <text:p>http://www.onestreamsoftware.com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ineering Manager, Test Automation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gherr@opengov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georgia-herr-453314193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ineering Manager, Test Automation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rjozefowicz@opengov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robert-jozefowicz-6799122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ineering Manager, Test Automation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renschel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strenschel@opengov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arah-trenschel-8133a697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ineering Manager, Test Automation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Schoenbart</text:p>
          </table:table-cell>
          <table:table-cell office:value-type="string" calcext:value-type="string">
            <text:p>OpenGov Inc.</text:p>
          </table:table-cell>
          <table:table-cell office:value-type="string" calcext:value-type="string">
            <text:p>zschoenbart@opengov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zach-schoenbart-0472243b</text:p>
          </table:table-cell>
          <table:table-cell office:value-type="string" calcext:value-type="string">
            <text:p>http://www.opengov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oeffler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ihoeffler@origamirisk.co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ian-hoeffler-54666894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Krysta</text:p>
          </table:table-cell>
          <table:table-cell office:value-type="string" calcext:value-type="string">
            <text:p>Kraieski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kkraieski@origamirisk.co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rysta-k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labrese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lcalabrese@origamirisk.co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aurafcalabrese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Leja</text:p>
          </table:table-cell>
          <table:table-cell office:value-type="string" calcext:value-type="string">
            <text:p>Origami Risk</text:p>
          </table:table-cell>
          <table:table-cell office:value-type="string" calcext:value-type="string">
            <text:p>wleja@origamirisk.co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weronika-leja-phr-371165b8</text:p>
          </table:table-cell>
          <table:table-cell office:value-type="string" calcext:value-type="string">
            <text:p>http://www.origamiris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yle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emilie@ossovr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emilie-pyle-58b65558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erea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jennifer@ossovr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jennifer-perea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Piedmon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tucha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john.ptucha@ossovr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john-ptucha-a641a17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Faulkner</text:p>
          </table:table-cell>
          <table:table-cell office:value-type="string" calcext:value-type="string">
            <text:p>Osso VR</text:p>
          </table:table-cell>
          <table:table-cell office:value-type="string" calcext:value-type="string">
            <text:p>katherine@ossovr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katherine-faulkner-mba-69168675</text:p>
          </table:table-cell>
          <table:table-cell office:value-type="string" calcext:value-type="string">
            <text:p>http://www.ossovr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agos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gos.ai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Benavides</text:p>
          </table:table-cell>
          <table:table-cell office:value-type="string" calcext:value-type="string">
            <text:p>Pagos Solutions</text:p>
          </table:table-cell>
          <table:table-cell office:value-type="string" calcext:value-type="string">
            <text:p>soleil.benavides@pagos.a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oleil-benavides-1099122a</text:p>
          </table:table-cell>
          <table:table-cell office:value-type="string" calcext:value-type="string">
            <text:p>http://www.pagos.ai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Grates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jim_grates@partech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jimgrates19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arecki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justin_jarecki@partech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justin-jarecki-6169a6138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Clayvil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 Engineer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PAR Government</text:p>
          </table:table-cell>
          <table:table-cell office:value-type="string" calcext:value-type="string">
            <text:p>rebekah_sebastian@partech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rebekah-sebastian-9b317b2b</text:p>
          </table:table-cell>
          <table:table-cell office:value-type="string" calcext:value-type="string">
            <text:p>http://www.pargovernment.com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on Test Engineer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fl@paychex.co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fairchild-l-338baaa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Costa Me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egration Test Engineer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Farina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jfarina@paychex.co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joanne-farina-61552a9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Highland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egration Test Engineer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zatkowski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nszatkowski@paychex.co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nicole-szatkowski-684675122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Westlan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egration Test Engineer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Rosean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rcastro@paychex.co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roseann-castro-a137b127</text:p>
          </table:table-cell>
          <table:table-cell office:value-type="string" calcext:value-type="string">
            <text:p>http://www.paychex.com</text:p>
          </table:table-cell>
          <table:table-cell office:value-type="string" calcext:value-type="string">
            <text:p>Olmsted Fall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or Quality Assurance Engineer <text:s/>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eek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Lujan-Jenkins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cynthia.lj@peek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eisure, travel &amp; tourism</text:p>
          </table:table-cell>
          <table:table-cell office:value-type="string" calcext:value-type="string">
            <text:p>http://www.linkedin.com/in/cynthialujanjenkins</text:p>
          </table:table-cell>
          <table:table-cell office:value-type="string" calcext:value-type="string">
            <text:p>http://www.peek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unior Quality Assurance Engineer <text:s/>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eek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mark.serrano@peek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eisure, travel &amp; tourism</text:p>
          </table:table-cell>
          <table:table-cell office:value-type="string" calcext:value-type="string">
            <text:p>http://www.linkedin.com/in/mark-serrano-54887b23</text:p>
          </table:table-cell>
          <table:table-cell office:value-type="string" calcext:value-type="string">
            <text:p>http://www.peek.com</text:p>
          </table:table-cell>
          <table:table-cell office:value-type="string" calcext:value-type="string">
            <text:p>Key West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Federal Reserve Bank of Philadelph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hiladelphiafed.org</text:p>
          </table:table-cell>
          <table:table-cell office:value-type="string" calcext:value-type="string">
            <text:p>Apurva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Federal Reserve Bank of Philadelphia</text:p>
          </table:table-cell>
          <table:table-cell office:value-type="string" calcext:value-type="string">
            <text:p>apurva.shah@phil.frb.org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purva-shah-95541323</text:p>
          </table:table-cell>
          <table:table-cell office:value-type="string" calcext:value-type="string">
            <text:p>http://www.philadelphiafed.org</text:p>
          </table:table-cell>
          <table:table-cell office:value-type="string" calcext:value-type="string">
            <text:p>North Wale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Federal Reserve Bank of Philadelph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hiladelphiafed.org</text:p>
          </table:table-cell>
          <table:table-cell office:value-type="string" calcext:value-type="string">
            <text:p>Candiss</text:p>
          </table:table-cell>
          <table:table-cell office:value-type="string" calcext:value-type="string">
            <text:p>Casimir-Little</text:p>
          </table:table-cell>
          <table:table-cell office:value-type="string" calcext:value-type="string">
            <text:p>Federal Reserve Bank of Philadelphia</text:p>
          </table:table-cell>
          <table:table-cell office:value-type="string" calcext:value-type="string">
            <text:p>candiss.casimir-little@phil.frb.org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candiss-casimir-little-224b6477</text:p>
          </table:table-cell>
          <table:table-cell office:value-type="string" calcext:value-type="string">
            <text:p>http://www.philadelphiafed.or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Rozylowicz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arozylowicz@pipercompanies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andy-rozylowicz-046034190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Volpintesta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dvolpintesta@pipercompanies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dylan-volpintesta-9726b493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Pixelberry Studi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ixelberrystudios.com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ixelberry Studios</text:p>
          </table:table-cell>
          <table:table-cell office:value-type="string" calcext:value-type="string">
            <text:p>vickie@pixelberrystudio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mputer games</text:p>
          </table:table-cell>
          <table:table-cell office:value-type="string" calcext:value-type="string">
            <text:p>http://www.linkedin.com/in/vickiestonehr</text:p>
          </table:table-cell>
          <table:table-cell office:value-type="string" calcext:value-type="string">
            <text:p>http://www.pixelberrystudios.com</text:p>
          </table:table-cell>
          <table:table-cell office:value-type="string" calcext:value-type="string">
            <text:p>Encinit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julie.brake@planview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uliebrake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ltomas@planview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ibatomas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Mayra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mcornelius@planview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yra-cecilia-cornelius-561aab13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lanview, Inc.</text:p>
          </table:table-cell>
          <table:table-cell office:value-type="string" calcext:value-type="string">
            <text:p>mmata@planview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rlene-margain-mata-phr-3440332</text:p>
          </table:table-cell>
          <table:table-cell office:value-type="string" calcext:value-type="string">
            <text:p>http://www.planview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Chunchuwa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achunchuwar@prgwest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abhay-chunchuwar-6b4742173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bcampbell@prgwest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brett-campbell-a708544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jslack@prgwest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johnjoslack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Zarine</text:p>
          </table:table-cell>
          <table:table-cell office:value-type="string" calcext:value-type="string">
            <text:p>Omran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zomran@prgwest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zarine-omran-10aa851</text:p>
          </table:table-cell>
          <table:table-cell office:value-type="string" calcext:value-type="string">
            <text:p>http://www.platinumresourcegroup.com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&amp; Automation Engineer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Anabel</text:p>
          </table:table-cell>
          <table:table-cell office:value-type="string" calcext:value-type="string">
            <text:p>Selimov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anabel.selimov@pmi.org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http://www.linkedin.com/in/anabel-selimov-phr-0a8700b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&amp; Automation Engineer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Norcini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brandon.norcini@pmi.org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http://www.linkedin.com/in/brandon-norcini-764368106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Berwy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&amp; Automation Engineer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brooklyn.collins@pmi.org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http://www.linkedin.com/in/brooklyn-collins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&amp; Automation Engineer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melanie.hicks@pmi.org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http://www.linkedin.com/in/melanie-hicks-786a78143</text:p>
          </table:table-cell>
          <table:table-cell office:value-type="string" calcext:value-type="string">
            <text:p>http://www.pmi.org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cal Lead, Quality &amp; Performanc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Prasad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ajay@postman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prasadajay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Lead, Quality &amp; Performanc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Pavan</text:p>
          </table:table-cell>
          <table:table-cell office:value-type="string" calcext:value-type="string">
            <text:p>Chatlapalli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pavan.chatlapalli@postman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pavanchatlapalli</text:p>
          </table:table-cell>
          <table:table-cell office:value-type="string" calcext:value-type="string">
            <text:p>http://www.postman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Lead, Quality &amp; Performanc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Roldan</text:p>
          </table:table-cell>
          <table:table-cell office:value-type="string" calcext:value-type="string">
            <text:p>Alcobendas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roldan.alcobendas@postman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roldan-alcobendas-b89ab2166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Lead, Quality &amp; Performanc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Zeet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will.zeete@postman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will-zeete-92031a186</text:p>
          </table:table-cell>
          <table:table-cell office:value-type="string" calcext:value-type="string">
            <text:p>http://www.postman.com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Analyst</text:p>
          </table:table-cell>
          <table:table-cell office:value-type="string" calcext:value-type="string">
            <text:p>PremiumMedia360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miummedia360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Weiser</text:p>
          </table:table-cell>
          <table:table-cell office:value-type="string" calcext:value-type="string">
            <text:p>PremiumMedia360</text:p>
          </table:table-cell>
          <table:table-cell office:value-type="string" calcext:value-type="string">
            <text:p>ann@premiummedia360.co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nn-weiser-5228514</text:p>
          </table:table-cell>
          <table:table-cell office:value-type="string" calcext:value-type="string">
            <text:p>http://www.premiummedia360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Analyst</text:p>
          </table:table-cell>
          <table:table-cell office:value-type="string" calcext:value-type="string">
            <text:p>PremiumMedia360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miummedia360.com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Walsvik</text:p>
          </table:table-cell>
          <table:table-cell office:value-type="string" calcext:value-type="string">
            <text:p>PremiumMedia360</text:p>
          </table:table-cell>
          <table:table-cell office:value-type="string" calcext:value-type="string">
            <text:p>kirstenw@premiummedia360.co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irsten-walsvik-16aa78103</text:p>
          </table:table-cell>
          <table:table-cell office:value-type="string" calcext:value-type="string">
            <text:p>http://www.premiummedia360.com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Laba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barb.laba@pressganey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barb-laba-phr-shrm-cp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mbrandt@pressganey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marcia-brandt-98260b10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raven.johnson@pressganey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raven-johnson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Analyst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Shavon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Press Ganey</text:p>
          </table:table-cell>
          <table:table-cell office:value-type="string" calcext:value-type="string">
            <text:p>shavone.jordan@pressganey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shavone-jordan-mba-33934848</text:p>
          </table:table-cell>
          <table:table-cell office:value-type="string" calcext:value-type="string">
            <text:p>http://www.pressganey.com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utomation Engineer</text:p>
          </table:table-cell>
          <table:table-cell office:value-type="string" calcext:value-type="string">
            <text:p>PURE Property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urepm.co</text:p>
          </table:table-cell>
          <table:table-cell office:value-type="string" calcext:value-type="string">
            <text:p>Cinthy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PURE Property Management</text:p>
          </table:table-cell>
          <table:table-cell office:value-type="string" calcext:value-type="string">
            <text:p>cmitchell@purepm.c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cinthya-mitchell-398918a</text:p>
          </table:table-cell>
          <table:table-cell office:value-type="string" calcext:value-type="string">
            <text:p>http://www.purepm.co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utomation Engineer</text:p>
          </table:table-cell>
          <table:table-cell office:value-type="string" calcext:value-type="string">
            <text:p>PURE Property Manageme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purepm.co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PURE Property Management</text:p>
          </table:table-cell>
          <table:table-cell office:value-type="string" calcext:value-type="string">
            <text:p>jcaruso@purepm.c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jakecaruso</text:p>
          </table:table-cell>
          <table:table-cell office:value-type="string" calcext:value-type="string">
            <text:p>http://www.purepm.co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elka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atelkar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archana-telkar-73138529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jwilliams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jennifer-williams-253b6387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mjacobs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meg-jacobs-abaab6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Bevacqua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nbevacqua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nadiabevacqua</text:p>
          </table:table-cell>
          <table:table-cell office:value-type="string" calcext:value-type="string">
            <text:p>http://www.quinstreet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QA Engineer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Chidester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cassie.chidester@rain.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cassandrachidester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Engineer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ageth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greg.rageth@rain.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greg-rageth-18a29767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Engineer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kenny@rain.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robertskenny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QA Engineer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dmisten</text:p>
          </table:table-cell>
          <table:table-cell office:value-type="string" calcext:value-type="string">
            <text:p>Rain Instant Pay</text:p>
          </table:table-cell>
          <table:table-cell office:value-type="string" calcext:value-type="string">
            <text:p>lucas.edmisten@rain.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ucas-edmisten-995b45131</text:p>
          </table:table-cell>
          <table:table-cell office:value-type="string" calcext:value-type="string">
            <text:p>http://www.rain.us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utomation Engineer</text:p>
          </table:table-cell>
          <table:table-cell office:value-type="string" calcext:value-type="string">
            <text:p>RamQuest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mquest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RamQuest, Inc.</text:p>
          </table:table-cell>
          <table:table-cell office:value-type="string" calcext:value-type="string">
            <text:p>lmckinley@ramquest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isar76</text:p>
          </table:table-cell>
          <table:table-cell office:value-type="string" calcext:value-type="string">
            <text:p>http://www.ramquest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ave Mobile Safe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vemobilesafety.com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Runquist</text:p>
          </table:table-cell>
          <table:table-cell office:value-type="string" calcext:value-type="string">
            <text:p>Rave Mobile Safety</text:p>
          </table:table-cell>
          <table:table-cell office:value-type="string" calcext:value-type="string">
            <text:p>crunquist@ravemobilesafety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arlyrunquist</text:p>
          </table:table-cell>
          <table:table-cell office:value-type="string" calcext:value-type="string">
            <text:p>http://www.ravemobilesafety.com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ave Mobile Safet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avemobilesafety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ave Mobile Safety</text:p>
          </table:table-cell>
          <table:table-cell office:value-type="string" calcext:value-type="string">
            <text:p>jtaylor@ravemobilesafety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t111</text:p>
          </table:table-cell>
          <table:table-cell office:value-type="string" calcext:value-type="string">
            <text:p>http://www.ravemobilesafety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designhealth.com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Ruest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jasmine.ruest@redesign.h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jasmine-ruest-17908083</text:p>
          </table:table-cell>
          <table:table-cell office:value-type="string" calcext:value-type="string">
            <text:p>http://www.redesignhealth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designhealth.co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haripp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sandra@redesignhealth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sandra-charipper-718647107</text:p>
          </table:table-cell>
          <table:table-cell office:value-type="string" calcext:value-type="string">
            <text:p>http://www.redesignhealt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designhealth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ranston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sarah@redesignhealth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sarahlcranston</text:p>
          </table:table-cell>
          <table:table-cell office:value-type="string" calcext:value-type="string">
            <text:p>http://www.redesignhealt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designhealth.com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Weiner</text:p>
          </table:table-cell>
          <table:table-cell office:value-type="string" calcext:value-type="string">
            <text:p>Redesign Health</text:p>
          </table:table-cell>
          <table:table-cell office:value-type="string" calcext:value-type="string">
            <text:p>saul@redesignhealth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http://www.linkedin.com/in/saulweiner</text:p>
          </table:table-cell>
          <table:table-cell office:value-type="string" calcext:value-type="string">
            <text:p>http://www.redesignhealt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Confirmation Specialist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Mahn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beth.mahn@resmed.com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bethany-beth-mahn-07033b1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Confirmation Specialist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jerry.tyler@resmed.com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jerry-tyler-8bb746167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Confirmation Specialist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kelly.kelley@resmed.com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kelly-osborne-kelley-52bb7b6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Confirmation Specialist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Ricca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ebecca.ricca@resmed.com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rebecca-ricca-42b18914</text:p>
          </table:table-cell>
          <table:table-cell office:value-type="string" calcext:value-type="string">
            <text:p>http://www.resmed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st Enginee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Hambo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bhambor@revelit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hambor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Wester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Enginee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Hutchins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chutchins@revelit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ris-hutchins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Enginee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Lintne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clintner@revelit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ourtney-lintner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Engineer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Slevin</text:p>
          </table:table-cell>
          <table:table-cell office:value-type="string" calcext:value-type="string">
            <text:p>Revel IT</text:p>
          </table:table-cell>
          <table:table-cell office:value-type="string" calcext:value-type="string">
            <text:p>cslevin@revelit.c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ourtney-slevin-85355827</text:p>
          </table:table-cell>
          <table:table-cell office:value-type="string" calcext:value-type="string">
            <text:p>http://www.revelit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Durrington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erika.durrington@riverbed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erikadurrington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ldillon@riverbed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adillon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Kaufman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marc.kaufman@riverbed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rc-kaufman-9062221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iverbed Technology</text:p>
          </table:table-cell>
          <table:table-cell office:value-type="string" calcext:value-type="string">
            <text:p>teresa.carlos@riverbed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eresacarlos</text:p>
          </table:table-cell>
          <table:table-cell office:value-type="string" calcext:value-type="string">
            <text:p>http://www.riverbed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 <text:s/>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lana.sanchez@rocket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lanasanchez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text:s/>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Ordonez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phyllis.ordonez@rocket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phyllis-ordonez-95308987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text:s/>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ahlers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tim.wahlers@rocket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tim-wahlers-2b83957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text:s/>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ntrell</text:p>
          </table:table-cell>
          <table:table-cell office:value-type="string" calcext:value-type="string">
            <text:p>Aerojet Rocketdyne</text:p>
          </table:table-cell>
          <table:table-cell office:value-type="string" calcext:value-type="string">
            <text:p>william.cantrell@rocket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william-cantrell-mba-b498251</text:p>
          </table:table-cell>
          <table:table-cell office:value-type="string" calcext:value-type="string">
            <text:p>http://www.rocket.com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Rockingham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ingham.insure</text:p>
          </table:table-cell>
          <table:table-cell office:value-type="string" calcext:value-type="string">
            <text:p>Chynna</text:p>
          </table:table-cell>
          <table:table-cell office:value-type="string" calcext:value-type="string">
            <text:p>Cosby</text:p>
          </table:table-cell>
          <table:table-cell office:value-type="string" calcext:value-type="string">
            <text:p>Rockingham Insurance</text:p>
          </table:table-cell>
          <table:table-cell office:value-type="string" calcext:value-type="string">
            <text:p>ccosby@rockingham.insu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chynna-cosby-shrm-cp-30336a29</text:p>
          </table:table-cell>
          <table:table-cell office:value-type="string" calcext:value-type="string">
            <text:p>http://www.rockingham.insure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Tester</text:p>
          </table:table-cell>
          <table:table-cell office:value-type="string" calcext:value-type="string">
            <text:p>Rockingham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ockingham.insure</text:p>
          </table:table-cell>
          <table:table-cell office:value-type="string" calcext:value-type="string">
            <text:p>Marcy</text:p>
          </table:table-cell>
          <table:table-cell office:value-type="string" calcext:value-type="string">
            <text:p>Engle</text:p>
          </table:table-cell>
          <table:table-cell office:value-type="string" calcext:value-type="string">
            <text:p>Rockingham Insurance</text:p>
          </table:table-cell>
          <table:table-cell office:value-type="string" calcext:value-type="string">
            <text:p>mengle@rockinghamgrou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arcy-engle-99352915</text:p>
          </table:table-cell>
          <table:table-cell office:value-type="string" calcext:value-type="string">
            <text:p>http://www.rockingham.insure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Hisashi</text:p>
          </table:table-cell>
          <table:table-cell office:value-type="string" calcext:value-type="string">
            <text:p>Nishizu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hisashi@rstudio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isashinishizu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Kaia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kaia@rstudio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ia-cooper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Boettiger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misti.boettiger@rstudio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isti-boettiger</text:p>
          </table:table-cell>
          <table:table-cell office:value-type="string" calcext:value-type="string">
            <text:p>http://www.rstudio.com</text:p>
          </table:table-cell>
          <table:table-cell office:value-type="string" calcext:value-type="string">
            <text:p>Brooktonda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RStudio PBC</text:p>
          </table:table-cell>
          <table:table-cell/>
          <table:table-cell office:value-type="string" calcext:value-type="string">
            <text:p>http://www.rstudio.com</text:p>
          </table:table-cell>
          <table:table-cell office:value-type="string" calcext:value-type="string">
            <text:p>Saudia</text:p>
          </table:table-cell>
          <table:table-cell office:value-type="string" calcext:value-type="string">
            <text:p>Ganie</text:p>
          </table:table-cell>
          <table:table-cell office:value-type="string" calcext:value-type="string">
            <text:p>RStudio PBC</text:p>
          </table:table-cell>
          <table:table-cell office:value-type="string" calcext:value-type="string">
            <text:p>saudia@rstudio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audiaganie</text:p>
          </table:table-cell>
          <table:table-cell office:value-type="string" calcext:value-type="string">
            <text:p>http://www.rstudio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edgwic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dgwick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Sedgwick</text:p>
          </table:table-cell>
          <table:table-cell office:value-type="string" calcext:value-type="string">
            <text:p>david.hess@sedgwick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david-hess-phr-3370448</text:p>
          </table:table-cell>
          <table:table-cell office:value-type="string" calcext:value-type="string">
            <text:p>http://www.sedgwick.com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Specialist</text:p>
          </table:table-cell>
          <table:table-cell office:value-type="string" calcext:value-type="string">
            <text:p>Sedgwic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dgwick.com</text:p>
          </table:table-cell>
          <table:table-cell office:value-type="string" calcext:value-type="string">
            <text:p>Suzan</text:p>
          </table:table-cell>
          <table:table-cell office:value-type="string" calcext:value-type="string">
            <text:p>Pettis</text:p>
          </table:table-cell>
          <table:table-cell office:value-type="string" calcext:value-type="string">
            <text:p>Sedgwick</text:p>
          </table:table-cell>
          <table:table-cell office:value-type="string" calcext:value-type="string">
            <text:p>suzan.pettis@sedgwick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suzan-pettis-4aa38383</text:p>
          </table:table-cell>
          <table:table-cell office:value-type="string" calcext:value-type="string">
            <text:p>http://www.sedgwick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Wemyss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awemyss@servicetitan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nthony-wemyss-b5b46813b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cortiz@servicetitan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olby-chavez-ortiz-shrm-cp-98321995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mli@servicetitan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ichelle-li-01542334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Shobhit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erviceTitan</text:p>
          </table:table-cell>
          <table:table-cell office:value-type="string" calcext:value-type="string">
            <text:p>schandra@servicetitan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hobhitchandra</text:p>
          </table:table-cell>
          <table:table-cell office:value-type="string" calcext:value-type="string">
            <text:p>http://www.servicetitan.com</text:p>
          </table:table-cell>
          <table:table-cell office:value-type="string" calcext:value-type="string">
            <text:p>El Segund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acraven@shutterfly.com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bby-alexander-craven-6a82568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hnelson@shutterfly.com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holly-nelson-a302bba6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ktravis@shutterfly.com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ayla-travis-23b15689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Eau Clair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Engineer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Shutterfly</text:p>
          </table:table-cell>
          <table:table-cell office:value-type="string" calcext:value-type="string">
            <text:p>tellis@shutterfly.com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tracey-ellis-09b97b6</text:p>
          </table:table-cell>
          <table:table-cell office:value-type="string" calcext:value-type="string">
            <text:p>http://www.shutterflyinc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Tester</text:p>
          </table:table-cell>
          <table:table-cell office:value-type="string" calcext:value-type="string">
            <text:p>Skillsearch Limit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killsearch.com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oodeve</text:p>
          </table:table-cell>
          <table:table-cell office:value-type="string" calcext:value-type="string">
            <text:p>Skillsearch Limited</text:p>
          </table:table-cell>
          <table:table-cell office:value-type="string" calcext:value-type="string">
            <text:p>kg@skillsearch.co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kimberley-goodeve-852095ba</text:p>
          </table:table-cell>
          <table:table-cell office:value-type="string" calcext:value-type="string">
            <text:p>http://www.skillsearch.com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dpeterson@somalogic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debbie-peterson-858022150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Lapenna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llapenna@somalogic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lisa-lapenna-b89a3a49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Arnett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marnett@somalogic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mia-arnett-b5a479223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SomaLogic</text:p>
          </table:table-cell>
          <table:table-cell office:value-type="string" calcext:value-type="string">
            <text:p>shenson@somalogic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://www.linkedin.com/in/sandy-henson-373816216</text:p>
          </table:table-cell>
          <table:table-cell office:value-type="string" calcext:value-type="string">
            <text:p>http://www.somalogic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Dajzia</text:p>
          </table:table-cell>
          <table:table-cell office:value-type="string" calcext:value-type="string">
            <text:p>Fratiello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dajzia.fratiello@sono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http://www.linkedin.com/in/dfratiello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joey.torres@sono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http://www.linkedin.com/in/joey-torres-32a8835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mark.hatfield@sono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http://www.linkedin.com/in/mark-hatfield-178505a2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Fruitport Charter Townshi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Sonos, Inc.</text:p>
          </table:table-cell>
          <table:table-cell office:value-type="string" calcext:value-type="string">
            <text:p>rachel.cohen@sono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http://www.linkedin.com/in/rachel-cohen-59a16127</text:p>
          </table:table-cell>
          <table:table-cell office:value-type="string" calcext:value-type="string">
            <text:p>http://www.sonos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quarepeghires.com</text:p>
          </table:table-cell>
          <table:table-cell office:value-type="string" calcext:value-type="string">
            <text:p>Jansi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jansi@squarepeghires.c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nsi-james-228b0951</text:p>
          </table:table-cell>
          <table:table-cell office:value-type="string" calcext:value-type="string">
            <text:p>http://www.squarepeghire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quarepeghires.co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molly@squarepeghires.c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olly-sanchez-530a811b0</text:p>
          </table:table-cell>
          <table:table-cell office:value-type="string" calcext:value-type="string">
            <text:p>http://www.squarepeghires.com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quarepeghires.com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quarePeg Hires</text:p>
          </table:table-cell>
          <table:table-cell office:value-type="string" calcext:value-type="string">
            <text:p>terry@squarepeghires.c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erry-jones-jr-860412130</text:p>
          </table:table-cell>
          <table:table-cell office:value-type="string" calcext:value-type="string">
            <text:p>http://www.squarepeghires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Engineer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ash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angela.cruz@stash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ngela-cruz</text:p>
          </table:table-cell>
          <table:table-cell office:value-type="string" calcext:value-type="string">
            <text:p>http://www.stas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Engineer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ash.co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bryan.song@stash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ongbryan</text:p>
          </table:table-cell>
          <table:table-cell office:value-type="string" calcext:value-type="string">
            <text:p>http://www.stas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Engineer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ash.com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Basem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gbasem@stashinvest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gloriabasem</text:p>
          </table:table-cell>
          <table:table-cell office:value-type="string" calcext:value-type="string">
            <text:p>http://www.stas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tomation Engineer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ash.com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lynne.oldham@stash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ynneoldham</text:p>
          </table:table-cell>
          <table:table-cell office:value-type="string" calcext:value-type="string">
            <text:p>http://www.stash.com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QA Automation Engine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Hetal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hetal.patel@stridehealth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hetal-patel-53085a59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Automation Engine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thy.burnley@stridehealth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dragone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Automation Engine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hea.king@stridehealth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rheaking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North Port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QA Automation Engine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Mimano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vivian.mimano@stridehealth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vivian-mimano-563a227</text:p>
          </table:table-cell>
          <table:table-cell office:value-type="string" calcext:value-type="string">
            <text:p>http://www.stridehealth.com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Chiarizio-Lord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allison.lord@subsplash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llison-chiarizio-lord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Gelman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gretchen@subsplash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gretchengelman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Robison</text:p>
          </table:table-cell>
          <table:table-cell office:value-type="string" calcext:value-type="string">
            <text:p>Subsplash</text:p>
          </table:table-cell>
          <table:table-cell office:value-type="string" calcext:value-type="string">
            <text:p>julia.robison@subsplash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ulia-robison-6b09ab161</text:p>
          </table:table-cell>
          <table:table-cell office:value-type="string" calcext:value-type="string">
            <text:p>http://www.subsplash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 - Testing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christy.stuck@sutherlandglobal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risty-stuck-2b742a110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- Testing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cynthia.blessing@sutherlandglobal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ynthia-blessing-751391162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- Testing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Yarbrough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maria.yarbrough@sutherlandglobal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ria-yarbrough-046b0736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- Testing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stephanie.edwards@sutherlandglobal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ephanie-edwards-b2688813b</text:p>
          </table:table-cell>
          <table:table-cell office:value-type="string" calcext:value-type="string">
            <text:p>http://www.sutherlandglobal.co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Test Engineer</text:p>
          </table:table-cell>
          <table:table-cell office:value-type="string" calcext:value-type="string">
            <text:p>sympl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ymplr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echile</text:p>
          </table:table-cell>
          <table:table-cell office:value-type="string" calcext:value-type="string">
            <text:p>symplr</text:p>
          </table:table-cell>
          <table:table-cell office:value-type="string" calcext:value-type="string">
            <text:p>dchechile@symplr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daniel-chechile-69b2467</text:p>
          </table:table-cell>
          <table:table-cell office:value-type="string" calcext:value-type="string">
            <text:p>http://www.symplr.com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Test Engineer</text:p>
          </table:table-cell>
          <table:table-cell office:value-type="string" calcext:value-type="string">
            <text:p>sympl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symplr.co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ymplr</text:p>
          </table:table-cell>
          <table:table-cell office:value-type="string" calcext:value-type="string">
            <text:p>hstephenson@symplr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haleynstephenson</text:p>
          </table:table-cell>
          <table:table-cell office:value-type="string" calcext:value-type="string">
            <text:p>http://www.symplr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Technician</text:p>
          </table:table-cell>
          <table:table-cell office:value-type="string" calcext:value-type="string">
            <text:p>Take2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Astone</text:p>
          </table:table-cell>
          <table:table-cell office:value-type="string" calcext:value-type="string">
            <text:p>Take2 Consulting</text:p>
          </table:table-cell>
          <table:table-cell office:value-type="string" calcext:value-type="string">
            <text:p>aastone@take2i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alisonastone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Technician</text:p>
          </table:table-cell>
          <table:table-cell office:value-type="string" calcext:value-type="string">
            <text:p>Take2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Mehak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Take2 Consulting</text:p>
          </table:table-cell>
          <table:table-cell office:value-type="string" calcext:value-type="string">
            <text:p>mahmed@take2i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mehak-naeem-ahmed-shrm-cp-46603682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Technician</text:p>
          </table:table-cell>
          <table:table-cell office:value-type="string" calcext:value-type="string">
            <text:p>Take2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Shepelak</text:p>
          </table:table-cell>
          <table:table-cell office:value-type="string" calcext:value-type="string">
            <text:p>Take2 Consulting</text:p>
          </table:table-cell>
          <table:table-cell office:value-type="string" calcext:value-type="string">
            <text:p>mshepelak@take2i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mike-shepelak-4202575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Technician</text:p>
          </table:table-cell>
          <table:table-cell office:value-type="string" calcext:value-type="string">
            <text:p>Take2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Specht</text:p>
          </table:table-cell>
          <table:table-cell office:value-type="string" calcext:value-type="string">
            <text:p>Take2 Consulting</text:p>
          </table:table-cell>
          <table:table-cell office:value-type="string" calcext:value-type="string">
            <text:p>mspecht@take2i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melanie-specht-38003b87</text:p>
          </table:table-cell>
          <table:table-cell office:value-type="string" calcext:value-type="string">
            <text:p>http://www.take2it.com</text:p>
          </table:table-cell>
          <table:table-cell office:value-type="string" calcext:value-type="string">
            <text:p>West Hollywoo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e Quality Analyst</text:p>
          </table:table-cell>
          <table:table-cell office:value-type="string" calcext:value-type="string">
            <text:p>Talentify.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alentify.io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Plowman</text:p>
          </table:table-cell>
          <table:table-cell office:value-type="string" calcext:value-type="string">
            <text:p>Talentify.io</text:p>
          </table:table-cell>
          <table:table-cell office:value-type="string" calcext:value-type="string">
            <text:p>nora@talentify.i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://www.linkedin.com/in/nora-plowman-377901205</text:p>
          </table:table-cell>
          <table:table-cell office:value-type="string" calcext:value-type="string">
            <text:p>http://www.talentify.io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Techstre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chstreet.co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Zupicich</text:p>
          </table:table-cell>
          <table:table-cell office:value-type="string" calcext:value-type="string">
            <text:p>Techstreet</text:p>
          </table:table-cell>
          <table:table-cell office:value-type="string" calcext:value-type="string">
            <text:p>erin.zupicich@techstreet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rin-zupicich</text:p>
          </table:table-cell>
          <table:table-cell office:value-type="string" calcext:value-type="string">
            <text:p>http://www.techstreet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cal QA Engineer</text:p>
          </table:table-cell>
          <table:table-cell office:value-type="string" calcext:value-type="string">
            <text:p>Terraform Lab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rra.money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Terraform Labs</text:p>
          </table:table-cell>
          <table:table-cell office:value-type="string" calcext:value-type="string">
            <text:p>sam@terra.money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samuel-ferber</text:p>
          </table:table-cell>
          <table:table-cell office:value-type="string" calcext:value-type="string">
            <text:p>http://www.terra.money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TestingXper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Anant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ESTINGXPERTS, INC. DBA DAMCOSOFT</text:p>
          </table:table-cell>
          <table:table-cell office:value-type="string" calcext:value-type="string">
            <text:p>ananth.recruiter@testingxperts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anth-it-recruiter-6a983a129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TestingXper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Nishant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TESTINGXPERTS, INC. DBA DAMCOSOFT</text:p>
          </table:table-cell>
          <table:table-cell office:value-type="string" calcext:value-type="string">
            <text:p>nishant.vij@testingxperts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ishant-vij-5b0618103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Mechanic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TestingXper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Agnihotri</text:p>
          </table:table-cell>
          <table:table-cell office:value-type="string" calcext:value-type="string">
            <text:p>TESTINGXPERTS, INC. DBA DAMCOSOFT</text:p>
          </table:table-cell>
          <table:table-cell office:value-type="string" calcext:value-type="string">
            <text:p>soni@testingxperts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oni-agnihotri-3b44b8157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TestingXper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estingxperts.com</text:p>
          </table:table-cell>
          <table:table-cell office:value-type="string" calcext:value-type="string">
            <text:p>Venk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STINGXPERTS, INC. DBA DAMCOSOFT</text:p>
          </table:table-cell>
          <table:table-cell office:value-type="string" calcext:value-type="string">
            <text:p>venkat.guttula@testingxperts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venkatguttula</text:p>
          </table:table-cell>
          <table:table-cell office:value-type="string" calcext:value-type="string">
            <text:p>http://www.testingxperts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C# and Seleniu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: QA Analyst <text:s/>Software Testing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tinson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astinson@themeetgroup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my-stinson-a65ab616a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: QA Analyst <text:s/>Software Testing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Lantz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elantz@themeetgroup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emily-lantz-4ab59290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: QA Analyst <text:s/>Software Testing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jarnold@themeetgroup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byjustinarnold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: QA Analyst <text:s/>Software Testing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Massenzio</text:p>
          </table:table-cell>
          <table:table-cell office:value-type="string" calcext:value-type="string">
            <text:p>The Meet Group</text:p>
          </table:table-cell>
          <table:table-cell office:value-type="string" calcext:value-type="string">
            <text:p>kmassenzio@themeetgroup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atiemassenzio</text:p>
          </table:table-cell>
          <table:table-cell office:value-type="string" calcext:value-type="string">
            <text:p>http://www.themeetgroup.com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alison.odonnell@themomproject.c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tandemhr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Alonna</text:p>
          </table:table-cell>
          <table:table-cell office:value-type="string" calcext:value-type="string">
            <text:p>Lankard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alonna.lankard@themomproject.c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lonnaferris</text:p>
          </table:table-cell>
          <table:table-cell office:value-type="string" calcext:value-type="string">
            <text:p>http://www.themomprojec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Greenwald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beth@themomproject.c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beth-greenwald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Development Engineer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Madiar</text:p>
          </table:table-cell>
          <table:table-cell office:value-type="string" calcext:value-type="string">
            <text:p>The Mom Project</text:p>
          </table:table-cell>
          <table:table-cell office:value-type="string" calcext:value-type="string">
            <text:p>cathy.madiar@themomproject.c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cathy-madiar-mhrm-phr-60157339</text:p>
          </table:table-cell>
          <table:table-cell office:value-type="string" calcext:value-type="string">
            <text:p>http://www.themomproject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xperienced Quality Assurance Engineer</text:p>
          </table:table-cell>
          <table:table-cell office:value-type="string" calcext:value-type="string">
            <text:p>TheoremO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oremone.co</text:p>
          </table:table-cell>
          <table:table-cell office:value-type="string" calcext:value-type="string">
            <text:p>Cheri</text:p>
          </table:table-cell>
          <table:table-cell office:value-type="string" calcext:value-type="string">
            <text:p>Muhle</text:p>
          </table:table-cell>
          <table:table-cell office:value-type="string" calcext:value-type="string">
            <text:p>TheoremOne</text:p>
          </table:table-cell>
          <table:table-cell office:value-type="string" calcext:value-type="string">
            <text:p>cheri.muhle@theorem.c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eri-muhle-2b545717</text:p>
          </table:table-cell>
          <table:table-cell office:value-type="string" calcext:value-type="string">
            <text:p>http://www.theoremone.c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Experienced Quality Assurance Engineer</text:p>
          </table:table-cell>
          <table:table-cell office:value-type="string" calcext:value-type="string">
            <text:p>TheoremO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theoremone.co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heoremOne</text:p>
          </table:table-cell>
          <table:table-cell office:value-type="string" calcext:value-type="string">
            <text:p>kristen.williams@theorem.c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ristenwilliams</text:p>
          </table:table-cell>
          <table:table-cell office:value-type="string" calcext:value-type="string">
            <text:p>http://www.theoremone.co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Quality Engineer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Mbao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brittany.mbao@upstar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brittany-mbao-81141915b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Engineer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kara.cobb@upstar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ra-anderson-7930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Engineer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Anzalone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lila.anzalone@upstar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ila-anzalone-829033154</text:p>
          </table:table-cell>
          <table:table-cell office:value-type="string" calcext:value-type="string">
            <text:p>http://www.upstar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 Quality Engineer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pstart.com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Mehta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vishal.mehta@upstar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vishaldmehta</text:p>
          </table:table-cell>
          <table:table-cell office:value-type="string" calcext:value-type="string">
            <text:p>http://www.upstar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alexander.stevenson@usbank.com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alexanderbstevenson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Dorosh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alexandra.dorosh@usbank.com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alexandra-dorosh-794b40128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alfonso.cortes@usbank.com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cortesalfonso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Maslowski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amanda.maslowski@usbank.com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amandamaslowski</text:p>
          </table:table-cell>
          <table:table-cell office:value-type="string" calcext:value-type="string">
            <text:p>http://www.usbank.com</text:p>
          </table:table-cell>
          <table:table-cell office:value-type="string" calcext:value-type="string">
            <text:p>West Fargo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, IT Quality Assurance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Gena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gena.lynch@usrenalc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gena-lynch-28b1174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, IT Quality Assurance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lily.torres@usrenalc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ily-torres-33a902179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, IT Quality Assurance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Labrie</text:p>
          </table:table-cell>
          <table:table-cell office:value-type="string" calcext:value-type="string">
            <text:p>U.S. Renal Care</text:p>
          </table:table-cell>
          <table:table-cell office:value-type="string" calcext:value-type="string">
            <text:p>tanya.labrie@usrenalcare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tanya-labrie-a69a162b</text:p>
          </table:table-cell>
          <table:table-cell office:value-type="string" calcext:value-type="string">
            <text:p>http://www.usrenalcare.com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st Prep Expert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Manion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alexa.manion@varsitytutors.c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lexa-manion-aa903786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Prep Expert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erika.decatur@varsitytutors.c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erika-decatur-508707114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Prep Expert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Rabjohns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kayla.rabjohns@varsitytutors.c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ayla-rabjohns-0aab0191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Test Prep Expert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Balo</text:p>
          </table:table-cell>
          <table:table-cell office:value-type="string" calcext:value-type="string">
            <text:p>Varsity Tutors, a Nerdy Company</text:p>
          </table:table-cell>
          <table:table-cell office:value-type="string" calcext:value-type="string">
            <text:p>mayor.balo@varsitytutors.c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mayor-balo-b12888218</text:p>
          </table:table-cell>
          <table:table-cell office:value-type="string" calcext:value-type="string">
            <text:p>http://www.varsitytutors.com</text:p>
          </table:table-cell>
          <table:table-cell office:value-type="string" calcext:value-type="string">
            <text:p>League Cit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er/Tester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Kally</text:p>
          </table:table-cell>
          <table:table-cell office:value-type="string" calcext:value-type="string">
            <text:p>Handlon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kally.handlon@vectrus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kally-handlon-ba32124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eloper/Tester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oker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katie.coker@vectrus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katie-coker-30a26035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eloper/Tester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slesen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martha.aslesen@vectrus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martha-aslesen-096012b3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eloper/Tester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Sheree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sheree.rogers@vectrus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sheree-rogers-15713693</text:p>
          </table:table-cell>
          <table:table-cell office:value-type="string" calcext:value-type="string">
            <text:p>http://www.vectrus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Veruna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veruna.com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Waid</text:p>
          </table:table-cell>
          <table:table-cell office:value-type="string" calcext:value-type="string">
            <text:p>Veruna, Inc.</text:p>
          </table:table-cell>
          <table:table-cell office:value-type="string" calcext:value-type="string">
            <text:p>kwaid@veruna.c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te-waid</text:p>
          </table:table-cell>
          <table:table-cell office:value-type="string" calcext:value-type="string">
            <text:p>http://www.veruna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cal QA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Bailer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grace.bailer@wexinc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gracebailer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QA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Shaughnessy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kellie.shaughnessy@wexinc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ellie-shaughnessy-15023a2a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QA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lindsey.chambers@wexinc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indseykartaszewicz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QA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WEX</text:p>
          </table:table-cell>
          <table:table-cell office:value-type="string" calcext:value-type="string">
            <text:p>sherry.olson@wexinc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herry-olson-30594881</text:p>
          </table:table-cell>
          <table:table-cell office:value-type="string" calcext:value-type="string">
            <text:p>http://www.wexinc.com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Quality Assurance Analyst</text:p>
          </table:table-cell>
          <table:table-cell office:value-type="string" calcext:value-type="string">
            <text:p>What If Media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ifmediagroup.co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izzarro</text:p>
          </table:table-cell>
          <table:table-cell office:value-type="string" calcext:value-type="string">
            <text:p>What If Media Group</text:p>
          </table:table-cell>
          <table:table-cell office:value-type="string" calcext:value-type="string">
            <text:p>deborah.bizzarro@whatifmediagrou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deborah-bizzarro-shrm-cp-98357a7a</text:p>
          </table:table-cell>
          <table:table-cell office:value-type="string" calcext:value-type="string">
            <text:p>http://www.whatifmediagrou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Quality Assurance Analyst</text:p>
          </table:table-cell>
          <table:table-cell office:value-type="string" calcext:value-type="string">
            <text:p>What If Media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ifmediagroup.com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What If Media Group</text:p>
          </table:table-cell>
          <table:table-cell office:value-type="string" calcext:value-type="string">
            <text:p>mthompson@whatifmediagrou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http://www.linkedin.com/in/mindy-thompson-8a094a139</text:p>
          </table:table-cell>
          <table:table-cell office:value-type="string" calcext:value-type="string">
            <text:p>http://www.whatifmediagroup.com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blake@whatnot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blakethackett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isabelle@whatnot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isabelleputnam</text:p>
          </table:table-cell>
          <table:table-cell office:value-type="string" calcext:value-type="string">
            <text:p>http://www.whatno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Jayda</text:p>
          </table:table-cell>
          <table:table-cell office:value-type="string" calcext:value-type="string">
            <text:p>Harwell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jayda@whatnot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jaydaharwell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Beckford</text:p>
          </table:table-cell>
          <table:table-cell office:value-type="string" calcext:value-type="string">
            <text:p>Whatnot</text:p>
          </table:table-cell>
          <table:table-cell office:value-type="string" calcext:value-type="string">
            <text:p>kia@whatnot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iabeckford</text:p>
          </table:table-cell>
          <table:table-cell office:value-type="string" calcext:value-type="string">
            <text:p>http://www.whatnot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Lead</text:p>
          </table:table-cell>
          <table:table-cell office:value-type="string" calcext:value-type="string">
            <text:p>Wonol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onolo.co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Wonolo</text:p>
          </table:table-cell>
          <table:table-cell office:value-type="string" calcext:value-type="string">
            <text:p>anne.rutledge@wonolo.co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anne-rutledge-a00b28126</text:p>
          </table:table-cell>
          <table:table-cell office:value-type="string" calcext:value-type="string">
            <text:p>http://www.wonolo.com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Engineer 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Fales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efales@workwave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emily-hilgendorf13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radlee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jamie.bradlee@workwave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mie-bradlee-shrm-cp-2250a0b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jeremiah.smith@workwave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remiahftw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Engineer 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workwave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Gliatta</text:p>
          </table:table-cell>
          <table:table-cell office:value-type="string" calcext:value-type="string">
            <text:p>WorkWave</text:p>
          </table:table-cell>
          <table:table-cell office:value-type="string" calcext:value-type="string">
            <text:p>kelly@workwave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elly-gliatta-shrm-scp-aaba7926</text:p>
          </table:table-cell>
          <table:table-cell office:value-type="string" calcext:value-type="string">
            <text:p>http://www.workwave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spire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youraspire.com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Gruener</text:p>
          </table:table-cell>
          <table:table-cell office:value-type="string" calcext:value-type="string">
            <text:p>Aspire Software</text:p>
          </table:table-cell>
          <table:table-cell office:value-type="string" calcext:value-type="string">
            <text:p>barb.gruener@youraspire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arb-gruener-823885170</text:p>
          </table:table-cell>
          <table:table-cell office:value-type="string" calcext:value-type="string">
            <text:p>http://www.youraspire.com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Aspire Softw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youraspire.com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spire Software</text:p>
          </table:table-cell>
          <table:table-cell office:value-type="string" calcext:value-type="string">
            <text:p>janet.brennan@youraspire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anetbrennanstlouishr</text:p>
          </table:table-cell>
          <table:table-cell office:value-type="string" calcext:value-type="string">
            <text:p>http://www.youraspire.com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christineho@zillowgroup.com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christine-householder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Bonney Lak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Jing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jingy@zillowgroup.com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jing-yee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Cropp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paigec@zillowgroup.com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paige-cropper-mba-b61508102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ftware Test Engineer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Zillow</text:p>
          </table:table-cell>
          <table:table-cell office:value-type="string" calcext:value-type="string">
            <text:p>scottmoo@zillowgroup.com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scott-moore-7809319</text:p>
          </table:table-cell>
          <table:table-cell office:value-type="string" calcext:value-type="string">
            <text:p>http://www.zillow.com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thon Test Developer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Garima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garima@zodiac-solutions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garima-soni-86408415b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ython Test Developer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Kund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kundan.kumar@zodiac-solutions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kundan-kumar-07930a148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Woodbridge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ython Test Developer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Mohit</text:p>
          </table:table-cell>
          <table:table-cell office:value-type="string" calcext:value-type="string">
            <text:p>Saxena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mohit.sexena@zodiac-solutions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mohit-saxena-778035b6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Allendal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ython Test Developer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Zodiac Solutions, Inc</text:p>
          </table:table-cell>
          <table:table-cell office:value-type="string" calcext:value-type="string">
            <text:p>shubham@zodiac-solutions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services</text:p>
          </table:table-cell>
          <table:table-cell office:value-type="string" calcext:value-type="string">
            <text:p>http://www.linkedin.com/in/shubham-singh-4636b816b</text:p>
          </table:table-cell>
          <table:table-cell office:value-type="string" calcext:value-type="string">
            <text:p>http://www.zodiac-solution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1:31:32.6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4-08T22:06:20.087000000</dc:date>
    <meta:editing-duration>PT8M21S</meta:editing-duration>
    <meta:editing-cycles>2</meta:editing-cycles>
    <meta:document-statistic meta:table-count="1" meta:cell-count="11630" meta:object-count="0"/>
  </office:meta>
</office:document-meta>
</file>